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137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903cm"/>
    </style:style>
    <style:style style:name="co5" style:family="table-column">
      <style:table-column-properties fo:break-before="auto" style:column-width="2.9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7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55cm" fo:break-before="auto" style:use-optimal-row-height="true"/>
    </style:style>
    <style:style style:name="ro5" style:family="table-row">
      <style:table-row-properties style:row-height="0.847cm" fo:break-before="auto" style:use-optimal-row-height="true"/>
    </style:style>
    <style:style style:name="ro6" style:family="table-row">
      <style:table-row-properties style:row-height="1.259cm" fo:break-before="auto" style:use-optimal-row-height="true"/>
    </style:style>
    <style:style style:name="ro7" style:family="table-row">
      <style:table-row-properties style:row-height="2.468cm" fo:break-before="auto" style:use-optimal-row-height="true"/>
    </style:style>
    <style:style style:name="ro8" style:family="table-row">
      <style:table-row-properties style:row-height="2.473cm" fo:break-before="auto" style:use-optimal-row-height="true"/>
    </style:style>
    <style:style style:name="ro9" style:family="table-row">
      <style:table-row-properties style:row-height="2.0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language-complex="hi" style:country-complex="IN" style:font-name-asian="Noto Sans CJK SC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zenarien" table:style-name="ta1">
        <table:table-column table:style-name="co1" table:default-cell-style-name="ce4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Quellen für die einzelnen Werte sind jeweils auf dem Tabellenblatt „Quellen“ zu finden, das die Zellen auf diesem Tabellenblatt referenzieren.</text:p>
          </table:table-cell>
          <table:table-cell table:style-name="ce2" table:number-columns-repeated="4"/>
          <table:table-cell table:number-columns-repeated="5"/>
          <table:table-cell table:style-name="ce2" table:number-columns-repeated="1012"/>
          <table:table-cell table:style-name="ce4" table:number-columns-repeated="2"/>
        </table:table-row>
        <table:table-row table:style-name="ro1" table:number-rows-repeated="2">
          <table:table-cell table:style-name="ce2" table:number-columns-repeated="5"/>
          <table:table-cell table:number-columns-repeated="5"/>
          <table:table-cell table:style-name="ce2" table:number-columns-repeated="1012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Original-Szenario</text:p>
          </table:table-cell>
          <table:table-cell table:style-name="ce2" office:value-type="string" calcext:value-type="string">
            <text:p>Korrigierter Wert für Beton</text:p>
          </table:table-cell>
          <table:table-cell table:style-name="ce2" office:value-type="string" calcext:value-type="string">
            <text:p>Korrigierter Wert für Stahl+Beton=Stahlbeton</text:p>
          </table:table-cell>
          <table:table-cell table:style-name="ce2" office:value-type="string" calcext:value-type="string">
            <text:p>Niedrigeres Fahrgastaufkommen?</text:p>
          </table:table-cell>
          <table:table-cell table:style-name="ce2" office:value-type="string" calcext:value-type="string">
            <text:p>Höheres Fahrgastaufkommen?</text:p>
          </table:table-cell>
          <table:table-cell table:style-name="ce2" office:value-type="string" calcext:value-type="string">
            <text:p>Niedrigerer CO2-Ausstoß Stahl</text:p>
          </table:table-cell>
          <table:table-cell table:style-name="ce2" office:value-type="string" calcext:value-type="string">
            <text:p>zus. Niedrigemissionsbeton, Rekarbonatisierung</text:p>
          </table:table-cell>
          <table:table-cell table:style-name="ce2" office:value-type="string" calcext:value-type="string">
            <text:p>CO2-Ausstoß pro km ähnlicher zu anderen Quellen</text:p>
          </table:table-cell>
          <table:table-cell table:style-name="ce2" office:value-type="string" calcext:value-type="string">
            <text:p>Hamburg laut Privatstudie</text:p>
          </table:table-cell>
          <table:table-cell table:style-name="ce2" office:value-type="string" calcext:value-type="string">
            <text:p>Hamburg laut Privatstudie, Berliner Fehler korrigiert</text:p>
          </table:table-cell>
          <table:table-cell table:style-name="ce2" office:value-type="string" calcext:value-type="string">
            <text:p>Hamburg laut Privatstudie, Beton+Stahl laut Stuva</text:p>
          </table:table-cell>
          <table:table-cell table:style-name="ce2" office:value-type="string" calcext:value-type="string">
            <text:p>Hamburg laut offizieller LPI-Studie</text:p>
          </table:table-cell>
          <table:table-cell table:style-name="ce2" office:value-type="string" calcext:value-type="string">
            <text:p>Hamburg laut offizieller LPI-Studie, Reduktionsszenario</text:p>
          </table:table-cell>
          <table:table-cell table:style-name="ce2" office:value-type="string" calcext:value-type="string">
            <text:p>Hamburg laut offizieller LPI-Studie, Reduktionsszenario und höhere MIV-Verlagerung</text:p>
          </table:table-cell>
          <table:table-cell table:style-name="ce2" table:number-columns-repeated="1007"/>
          <table:table-cell table:style-name="ce4" table:number-columns-repeated="2"/>
        </table:table-row>
        <table:table-row table:style-name="ro3">
          <table:table-cell table:style-name="ce3" office:value-type="string" calcext:value-type="string">
            <text:p>Bemerkung</text:p>
          </table:table-cell>
          <table:table-cell table:style-name="ce5"/>
          <table:table-cell table:style-name="ce6" office:value-type="string" calcext:value-type="string">
            <text:p>Fehler: tCO2/t statt tCO2/m3!</text:p>
          </table:table-cell>
          <table:table-cell table:style-name="ce5" office:value-type="string" calcext:value-type="string">
            <text:p>Fehler: zu hoher Stahlanteil!</text:p>
          </table:table-cell>
          <table:table-cell table:style-name="ce6" office:value-type="string" calcext:value-type="string">
            <text:p>Oder weniger Pkw-Umsteiger</text:p>
          </table:table-cell>
          <table:table-cell office:value-type="string" calcext:value-type="string">
            <text:p>Aktuelle Prognosen</text:p>
          </table:table-cell>
          <table:table-cell table:number-columns-repeated="4"/>
          <table:table-cell table:style-name="ce5" table:number-columns-repeated="1014"/>
        </table:table-row>
        <table:table-row table:style-name="ro3">
          <table:table-cell office:value-type="string" calcext:value-type="string">
            <text:p>kg Stahl pro Kubikmeter Stahlbeton</text:p>
          </table:table-cell>
          <table:table-cell table:formula="of:=[$Quellen.$B31]" office:value-type="float" office:value="628" calcext:value-type="float">
            <text:p>628</text:p>
          </table:table-cell>
          <table:table-cell table:formula="of:=[$Quellen.$B31]" office:value-type="float" office:value="628" calcext:value-type="float">
            <text:p>628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/>
          <table:table-cell table:style-name="ce7" table:formula="of:=[$Quellen.$B32]" office:value-type="float" office:value="150" calcext:value-type="float">
            <text:p>150</text:p>
          </table:table-cell>
          <table:table-cell table:style-name="ce7"/>
          <table:table-cell table:number-columns-repeated="1012"/>
        </table:table-row>
        <table:table-row table:style-name="ro4">
          <table:table-cell office:value-type="string" calcext:value-type="string">
            <text:p>Für Betonanteil: CO2-Ausstoß pro Kubikmeter Stahlbeton (kgCO2/m3)</text:p>
          </table:table-cell>
          <table:table-cell office:value-type="float" office:value="728" calcext:value-type="float">
            <text:p>728</text:p>
          </table:table-cell>
          <table:table-cell table:style-name="ce7" table:formula="of:=(1-[.C6]/[$Quellen.$B20])*[$Quellen.$B26]" office:value-type="float" office:value="303.4896" calcext:value-type="float">
            <text:p>303.4896</text:p>
          </table:table-cell>
          <table:table-cell table:style-name="ce7" table:formula="of:=(1-[.D6]/[$Quellen.$B20])*[$Quellen.$B26]" office:value-type="float" office:value="323.576560509554" calcext:value-type="float">
            <text:p>323.576560509554</text:p>
          </table:table-cell>
          <table:table-cell table:style-name="ce7" table:formula="of:=(1-[.E6]/[$Quellen.$B20])*[$Quellen.$B26]" office:value-type="float" office:value="323.576560509554" calcext:value-type="float">
            <text:p>323.576560509554</text:p>
          </table:table-cell>
          <table:table-cell table:style-name="ce7" table:formula="of:=(1-[.F6]/[$Quellen.$B20])*[$Quellen.$B26]" office:value-type="float" office:value="323.576560509554" calcext:value-type="float">
            <text:p>323.576560509554</text:p>
          </table:table-cell>
          <table:table-cell table:style-name="ce7" table:formula="of:=(1-[.G6]/[$Quellen.$B20])*[$Quellen.$B26]" office:value-type="float" office:value="323.576560509554" calcext:value-type="float">
            <text:p>323.576560509554</text:p>
          </table:table-cell>
          <table:table-cell table:style-name="ce7" table:formula="of:=(1-[.H6]/[$Quellen.$B20])*[$Quellen.$B28]" office:value-type="float" office:value="147.133757961783" calcext:value-type="float">
            <text:p>147.133757961783</text:p>
          </table:table-cell>
          <table:table-cell table:style-name="ce7" table:formula="of:=(1-[.I6]/[$Quellen.$B20])*[$Quellen.$B28]" office:value-type="float" office:value="147.133757961783" calcext:value-type="float">
            <text:p>147.133757961783</text:p>
          </table:table-cell>
          <table:table-cell/>
          <table:table-cell table:style-name="ce7" table:formula="of:=(1-[.K6]/[$Quellen.$B20])*[$Quellen.$B26]" office:value-type="float" office:value="323.576560509554" calcext:value-type="float">
            <text:p>323.576560509554</text:p>
          </table:table-cell>
          <table:table-cell table:style-name="ce7"/>
          <table:table-cell table:number-columns-repeated="1012"/>
        </table:table-row>
        <table:table-row table:style-name="ro4">
          <table:table-cell office:value-type="string" calcext:value-type="string">
            <text:p>Für Stahlanteil: CO2-Ausstoß pro Kubikmeter Stahlbeton (kgCO2/m3)</text:p>
          </table:table-cell>
          <table:table-cell table:formula="of:=([.B6]/[$Quellen.$B20])*[$Quellen.$B20]*[$Quellen.$B23]" office:value-type="float" office:value="942" calcext:value-type="float">
            <text:p>942</text:p>
          </table:table-cell>
          <table:table-cell table:formula="of:=([.C6]/[$Quellen.$B20])*[$Quellen.$B20]*[$Quellen.$B23]" office:value-type="float" office:value="942" calcext:value-type="float">
            <text:p>942</text:p>
          </table:table-cell>
          <table:table-cell table:style-name="ce5" table:formula="of:=([.D6]/[$Quellen.$B20])*[$Quellen.$B20]*[$Quellen.$B23]" office:value-type="float" office:value="225" calcext:value-type="float">
            <text:p>225</text:p>
          </table:table-cell>
          <table:table-cell table:style-name="ce5" table:formula="of:=([.E6]/[$Quellen.$B20])*[$Quellen.$B20]*[$Quellen.$B23]" office:value-type="float" office:value="225" calcext:value-type="float">
            <text:p>225</text:p>
          </table:table-cell>
          <table:table-cell table:style-name="ce5" table:formula="of:=([.F6]/[$Quellen.$B20])*[$Quellen.$B20]*[$Quellen.$B23]" office:value-type="float" office:value="225" calcext:value-type="float">
            <text:p>225</text:p>
          </table:table-cell>
          <table:table-cell table:style-name="ce7" table:formula="of:=([.G6]/[$Quellen.$B20])*[$Quellen.$B20]*[$Quellen.$B24]" office:value-type="float" office:value="100.05" calcext:value-type="float">
            <text:p>100.05</text:p>
          </table:table-cell>
          <table:table-cell table:style-name="ce7" table:formula="of:=([.H6]/[$Quellen.$B20])*[$Quellen.$B20]*[$Quellen.$B24]" office:value-type="float" office:value="100.05" calcext:value-type="float">
            <text:p>100.05</text:p>
          </table:table-cell>
          <table:table-cell table:style-name="ce7" table:formula="of:=([.I6]/[$Quellen.$B20])*[$Quellen.$B20]*[$Quellen.$B24]" office:value-type="float" office:value="100.05" calcext:value-type="float">
            <text:p>100.05</text:p>
          </table:table-cell>
          <table:table-cell/>
          <table:table-cell table:style-name="ce5" table:number-columns-repeated="2"/>
          <table:table-cell table:number-columns-repeated="1012"/>
        </table:table-row>
        <table:table-row table:style-name="ro4">
          <table:table-cell office:value-type="string" calcext:value-type="string">
            <text:p>Gesamt CO2-Ausstoß pro Kubikmeter Stahlbeton (kgCO2/m3)</text:p>
          </table:table-cell>
          <table:table-cell table:formula="of:=([.B7]+[.B8])*[$Quellen.$B29]" office:value-type="float" office:value="1837" calcext:value-type="float">
            <text:p>1837</text:p>
          </table:table-cell>
          <table:table-cell table:formula="of:=([.C7]+[.C8])*[$Quellen.$B29]" office:value-type="float" office:value="1370.03856" calcext:value-type="float">
            <text:p>1370.03856</text:p>
          </table:table-cell>
          <table:table-cell table:formula="of:=([.D7]+[.D8])*[$Quellen.$B29]" office:value-type="float" office:value="603.43421656051" calcext:value-type="float">
            <text:p>603.43421656051</text:p>
          </table:table-cell>
          <table:table-cell table:formula="of:=([.E7]+[.E8])*[$Quellen.$B29]" office:value-type="float" office:value="603.43421656051" calcext:value-type="float">
            <text:p>603.43421656051</text:p>
          </table:table-cell>
          <table:table-cell table:formula="of:=([.F7]+[.F8])*[$Quellen.$B29]" office:value-type="float" office:value="603.43421656051" calcext:value-type="float">
            <text:p>603.43421656051</text:p>
          </table:table-cell>
          <table:table-cell table:formula="of:=([.G7]+[.G8])*[$Quellen.$B29]" office:value-type="float" office:value="465.98921656051" calcext:value-type="float">
            <text:p>465.98921656051</text:p>
          </table:table-cell>
          <table:table-cell table:formula="of:=([.H7]+[.H8])*[$Quellen.$B29]" office:value-type="float" office:value="271.902133757962" calcext:value-type="float">
            <text:p>271.902133757962</text:p>
          </table:table-cell>
          <table:table-cell table:formula="of:=([.I7]+[.I8])*[$Quellen.$B29]" office:value-type="float" office:value="271.902133757962" calcext:value-type="float">
            <text:p>271.902133757962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O2-Ausstoß aufgrund von Stahlbeton pro Kilometer Tunnel (tCO2/km)</text:p>
          </table:table-cell>
          <table:table-cell table:formula="of:=[.B9]/[$Quellen.$B12]*[$Quellen.$B2]" office:value-type="float" office:value="73699.825" calcext:value-type="float">
            <text:p>73699.825</text:p>
          </table:table-cell>
          <table:table-cell table:formula="of:=[.C9]/[$Quellen.$B12]*[$Quellen.$B2]" office:value-type="float" office:value="54965.4883588743" calcext:value-type="float">
            <text:p>54965.4883588743</text:p>
          </table:table-cell>
          <table:table-cell table:formula="of:=[.D9]/[$Quellen.$B12]*[$Quellen.$B2]" office:value-type="float" office:value="24209.5787476982" calcext:value-type="float">
            <text:p>24209.5787476982</text:p>
          </table:table-cell>
          <table:table-cell table:formula="of:=[.E9]/[$Quellen.$B12]*[$Quellen.$B2]" office:value-type="float" office:value="24209.5787476982" calcext:value-type="float">
            <text:p>24209.5787476982</text:p>
          </table:table-cell>
          <table:table-cell table:formula="of:=[.F9]/[$Quellen.$B12]*[$Quellen.$B2]" office:value-type="float" office:value="24209.5787476982" calcext:value-type="float">
            <text:p>24209.5787476982</text:p>
          </table:table-cell>
          <table:table-cell table:formula="of:=[.G9]/[$Quellen.$B12]*[$Quellen.$B2]" office:value-type="float" office:value="18695.3313622192" calcext:value-type="float">
            <text:p>18695.3313622192</text:p>
          </table:table-cell>
          <table:table-cell table:formula="of:=[.H9]/[$Quellen.$B12]*[$Quellen.$B2]" office:value-type="float" office:value="10908.6225776202" calcext:value-type="float">
            <text:p>10908.6225776202</text:p>
          </table:table-cell>
          <table:table-cell table:formula="of:=[.I9]/[$Quellen.$B12]*[$Quellen.$B2]" office:value-type="float" office:value="10908.6225776202" calcext:value-type="float">
            <text:p>10908.6225776202</text:p>
          </table:table-cell>
          <table:table-cell table:formula="of:=[$Quellen.$B$110]*[$Quellen.$B$112]/[$Quellen.$B$109]" office:value-type="float" office:value="185019.363793103" calcext:value-type="float">
            <text:p>185019.363793103</text:p>
          </table:table-cell>
          <table:table-cell table:style-name="ce7" table:formula="of:=[$Quellen.$B$110]*[.K7]/[$Quellen.$B$21]/[$Quellen.$B$109]" office:value-type="float" office:value="42495.6909169778" calcext:value-type="float">
            <text:p>42495.6909169778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CO2-Ausstoß t aufgrund von Berliner Verbau und „Abbruch von Leitungen und Neubau an anderer Stelle“ <text:s/>(tCO2/km)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style-name="ce7" table:formula="of:=[$Quellen.$B4]" office:value-type="float" office:value="2000" calcext:value-type="float">
            <text:p>200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O2-Ausstoß gesamt pro Kilometer Tunnel <text:s/>(tCO2/km)</text:p>
          </table:table-cell>
          <table:table-cell table:formula="of:=[.B10]+[.B11]+[$Quellen.$B5]" office:value-type="float" office:value="98802.15" calcext:value-type="float">
            <text:p>98802.15</text:p>
          </table:table-cell>
          <table:table-cell table:formula="of:=[.C10]+[.C11]+[$Quellen.$B5]" office:value-type="float" office:value="80067.8133588742" calcext:value-type="float">
            <text:p>80067.8133588742</text:p>
          </table:table-cell>
          <table:table-cell table:formula="of:=[.D10]+[.D11]+[$Quellen.$B5]" office:value-type="float" office:value="49311.9037476982" calcext:value-type="float">
            <text:p>49311.9037476982</text:p>
          </table:table-cell>
          <table:table-cell table:formula="of:=[.E10]+[.E11]+[$Quellen.$B5]" office:value-type="float" office:value="49311.9037476982" calcext:value-type="float">
            <text:p>49311.9037476982</text:p>
          </table:table-cell>
          <table:table-cell table:formula="of:=[.F10]+[.F11]+[$Quellen.$B5]" office:value-type="float" office:value="49311.9037476982" calcext:value-type="float">
            <text:p>49311.9037476982</text:p>
          </table:table-cell>
          <table:table-cell table:formula="of:=[.G10]+[.G11]+[$Quellen.$B5]" office:value-type="float" office:value="43797.6563622192" calcext:value-type="float">
            <text:p>43797.6563622192</text:p>
          </table:table-cell>
          <table:table-cell table:formula="of:=[.H10]+[.H11]+[$Quellen.$B5]" office:value-type="float" office:value="36010.9475776202" calcext:value-type="float">
            <text:p>36010.9475776202</text:p>
          </table:table-cell>
          <table:table-cell table:formula="of:=[.I10]+[.I11]+[$Quellen.$B5]" office:value-type="float" office:value="25616.8475776202" calcext:value-type="float">
            <text:p>25616.8475776202</text:p>
          </table:table-cell>
          <table:table-cell table:formula="of:=[$Quellen.$B$111]/[$Quellen.$B$109]" office:value-type="float" office:value="407725.689655172" calcext:value-type="float">
            <text:p>407725.689655172</text:p>
          </table:table-cell>
          <table:table-cell table:formula="of:=[$Quellen.$B$111]/[$Quellen.$B$109]-[.$J10]+[.K10]" office:value-type="float" office:value="265202.016779047" calcext:value-type="float">
            <text:p>265202.016779047</text:p>
          </table:table-cell>
          <table:table-cell table:style-name="ce7" table:formula="of:=([$Quellen.$B$111]-[$Quellen.$B$114]+[$Quellen.$B$115])/[$Quellen.$B$109]" office:value-type="float" office:value="241346.206896552" calcext:value-type="float">
            <text:p>241346.206896552</text:p>
          </table:table-cell>
          <table:table-cell table:style-name="ce7" table:formula="of:=[$Quellen.$B$105]/[$Quellen.$B$102]" office:value-type="float" office:value="109317.4" calcext:value-type="float">
            <text:p>109317.4</text:p>
          </table:table-cell>
          <table:table-cell table:style-name="ce7" table:formula="of:=[$Quellen.$B$106]/[$Quellen.$B$102]" office:value-type="float" office:value="33892.68" calcext:value-type="float">
            <text:p>33892.68</text:p>
          </table:table-cell>
          <table:table-cell table:style-name="ce7" table:formula="of:=[$Quellen.$B$106]/[$Quellen.$B$102]" office:value-type="float" office:value="33892.68" calcext:value-type="float">
            <text:p>33892.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table:formula="of:=[$Quellen.A37]" office:value-type="string" office:string-value="U9 Nord" calcext:value-type="string">
            <text:p>U9 N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hrgäste pro Tag</text:p>
          </table:table-cell>
          <table:table-cell table:formula="of:=[$Quellen.$B38]" office:value-type="float" office:value="40000" calcext:value-type="float">
            <text:p>40000</text:p>
          </table:table-cell>
          <table:table-cell table:formula="of:=[$Quellen.$B38]" office:value-type="float" office:value="40000" calcext:value-type="float">
            <text:p>40000</text:p>
          </table:table-cell>
          <table:table-cell table:formula="of:=[$Quellen.$B38]" office:value-type="float" office:value="40000" calcext:value-type="float">
            <text:p>40000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table:formula="of:=[$Quellen.$B38]" office:value-type="float" office:value="40000" calcext:value-type="float">
            <text:p>40000</text:p>
          </table:table-cell>
          <table:table-cell table:style-name="ce7" table:formula="of:=[$Quellen.$B38]" office:value-type="float" office:value="40000" calcext:value-type="float">
            <text:p>40000</text:p>
          </table:table-cell>
          <table:table-cell table:style-name="ce7" table:formula="of:=[$Quellen.$B38]" office:value-type="float" office:value="40000" calcext:value-type="float">
            <text:p>40000</text:p>
          </table:table-cell>
          <table:table-cell table:style-name="ce7" table:formula="of:=[$Quellen.$B38]" office:value-type="float" office:value="40000" calcext:value-type="float">
            <text:p>4000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ährlicher eingesparter CO2-Ausstoß dank aller Pkw-Umsteiger</text:p>
          </table:table-cell>
          <table:table-cell table:formula="of:=[$Quellen.$B40]*[$Quellen.$B$17]*[.B26]" office:value-type="float" office:value="2675.2" calcext:value-type="float">
            <text:p>2675.2</text:p>
          </table:table-cell>
          <table:table-cell table:formula="of:=[$Quellen.$B40]*[$Quellen.$B$17]*[.C26]" office:value-type="float" office:value="2675.2" calcext:value-type="float">
            <text:p>2675.2</text:p>
          </table:table-cell>
          <table:table-cell table:formula="of:=[$Quellen.$B40]*[$Quellen.$B$17]*[.D26]" office:value-type="float" office:value="2675.2" calcext:value-type="float">
            <text:p>2675.2</text:p>
          </table:table-cell>
          <table:table-cell table:formula="of:=[$Quellen.$B40]*[$Quellen.$B$17]*[.E26]" office:value-type="float" office:value="1337.6" calcext:value-type="float">
            <text:p>1337.6</text:p>
          </table:table-cell>
          <table:table-cell table:formula="of:=[$Quellen.$B40]*[$Quellen.$B$17]*[.F26]" office:value-type="float" office:value="2675.2" calcext:value-type="float">
            <text:p>2675.2</text:p>
          </table:table-cell>
          <table:table-cell table:formula="of:=[$Quellen.$B40]*[$Quellen.$B$17]*[.G26]" office:value-type="float" office:value="2675.2" calcext:value-type="float">
            <text:p>2675.2</text:p>
          </table:table-cell>
          <table:table-cell table:formula="of:=[$Quellen.$B40]*[$Quellen.$B$17]*[.H26]" office:value-type="float" office:value="2675.2" calcext:value-type="float">
            <text:p>2675.2</text:p>
          </table:table-cell>
          <table:table-cell table:formula="of:=[$Quellen.$B40]*[$Quellen.$B$17]*[.I26]" office:value-type="float" office:value="2675.2" calcext:value-type="float">
            <text:p>2675.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ährlicher eingesparter CO2-Ausstoß gesamt</text:p>
          </table:table-cell>
          <table:table-cell table:formula="of:=[.B27]+[$Quellen.$B42]*[$Quellen.$B$19]" office:value-type="float" office:value="3469.897636" calcext:value-type="float">
            <text:p>3469.897636</text:p>
          </table:table-cell>
          <table:table-cell table:formula="of:=[.C27]+[$Quellen.$B42]*[$Quellen.$B$19]" office:value-type="float" office:value="3469.897636" calcext:value-type="float">
            <text:p>3469.897636</text:p>
          </table:table-cell>
          <table:table-cell table:formula="of:=[.D27]+[$Quellen.$B42]*[$Quellen.$B$19]" office:value-type="float" office:value="3469.897636" calcext:value-type="float">
            <text:p>3469.897636</text:p>
          </table:table-cell>
          <table:table-cell table:formula="of:=[.E27]+[$Quellen.$B42]*[$Quellen.$B$19]" office:value-type="float" office:value="2132.297636" calcext:value-type="float">
            <text:p>2132.297636</text:p>
          </table:table-cell>
          <table:table-cell table:formula="of:=[.F27]+[$Quellen.$B42]*[$Quellen.$B$19]" office:value-type="float" office:value="3469.897636" calcext:value-type="float">
            <text:p>3469.897636</text:p>
          </table:table-cell>
          <table:table-cell table:formula="of:=[.G27]+[$Quellen.$B42]*[$Quellen.$B$19]" office:value-type="float" office:value="3469.897636" calcext:value-type="float">
            <text:p>3469.897636</text:p>
          </table:table-cell>
          <table:table-cell table:formula="of:=[.H27]+[$Quellen.$B42]*[$Quellen.$B$19]" office:value-type="float" office:value="3469.897636" calcext:value-type="float">
            <text:p>3469.897636</text:p>
          </table:table-cell>
          <table:table-cell table:formula="of:=[.I27]+[$Quellen.$B42]*[$Quellen.$B$19]" office:value-type="float" office:value="3469.897636" calcext:value-type="float">
            <text:p>3469.897636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41]*[$Quellen.$B$16]*[.B$9]/[$Quellen.$B$12]+[$Quellen.$B41]*(1-[$Quellen.$B$16])" office:value-type="float" office:value="55500" calcext:value-type="float">
            <text:p>55500</text:p>
          </table:table-cell>
          <table:table-cell table:formula="of:=[$Quellen.$B41]*[$Quellen.$B$16]*[.C$9]/[$Quellen.$B$12]+[$Quellen.$B41]*(1-[$Quellen.$B$16])" office:value-type="float" office:value="44976.3860545294" calcext:value-type="float">
            <text:p>44976.3860545294</text:p>
          </table:table-cell>
          <table:table-cell table:formula="of:=[$Quellen.$B41]*[$Quellen.$B$16]*[.D$9]/[$Quellen.$B$12]+[$Quellen.$B41]*(1-[$Quellen.$B$16])" office:value-type="float" office:value="27699.9099513245" calcext:value-type="float">
            <text:p>27699.9099513245</text:p>
          </table:table-cell>
          <table:table-cell table:formula="of:=[$Quellen.$B41]*[$Quellen.$B$16]*[.E$9]/[$Quellen.$B$12]+[$Quellen.$B41]*(1-[$Quellen.$B$16])" office:value-type="float" office:value="27699.9099513245" calcext:value-type="float">
            <text:p>27699.9099513245</text:p>
          </table:table-cell>
          <table:table-cell table:formula="of:=[$Quellen.$B41]*[$Quellen.$B$16]*[.F$9]/[$Quellen.$B$12]+[$Quellen.$B41]*(1-[$Quellen.$B$16])" office:value-type="float" office:value="27699.9099513245" calcext:value-type="float">
            <text:p>27699.9099513245</text:p>
          </table:table-cell>
          <table:table-cell table:formula="of:=[$Quellen.$B41]*[$Quellen.$B$16]*[.G$9]/[$Quellen.$B$12]+[$Quellen.$B41]*(1-[$Quellen.$B$16])" office:value-type="float" office:value="24602.3991188771" calcext:value-type="float">
            <text:p>24602.3991188771</text:p>
          </table:table-cell>
          <table:table-cell table:formula="of:=[$Quellen.$B41]*[$Quellen.$B$16]*[.H$9]/[$Quellen.$B$12]+[$Quellen.$B41]*(1-[$Quellen.$B$16])" office:value-type="float" office:value="20228.3815742666" calcext:value-type="float">
            <text:p>20228.3815742666</text:p>
          </table:table-cell>
          <table:table-cell table:formula="of:=[$Quellen.$B41]*[$Quellen.$B$16]*[.I$9]/[$Quellen.$B$12]+[$Quellen.$B41]*(1-[$Quellen.$B$16])" office:value-type="float" office:value="20228.3815742666" calcext:value-type="float">
            <text:p>20228.381574266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2-Ausstoß Projekt gesamt</text:p>
          </table:table-cell>
          <table:table-cell table:formula="of:=[.B$12]*[$Quellen.$B43]+[.B29]" office:value-type="float" office:value="378583.0305" calcext:value-type="float">
            <text:p>378583.0305</text:p>
          </table:table-cell>
          <table:table-cell table:formula="of:=[.C$12]*[$Quellen.$B43]+[.C29]" office:value-type="float" office:value="306798.135738048" calcext:value-type="float">
            <text:p>306798.135738048</text:p>
          </table:table-cell>
          <table:table-cell table:formula="of:=[.D$12]*[$Quellen.$B43]+[.D29]" office:value-type="float" office:value="188949.835206298" calcext:value-type="float">
            <text:p>188949.835206298</text:p>
          </table:table-cell>
          <table:table-cell table:formula="of:=[.E$12]*[$Quellen.$B43]+[.E29]" office:value-type="float" office:value="188949.835206298" calcext:value-type="float">
            <text:p>188949.835206298</text:p>
          </table:table-cell>
          <table:table-cell table:formula="of:=[.F$12]*[$Quellen.$B43]+[.F29]" office:value-type="float" office:value="188949.835206298" calcext:value-type="float">
            <text:p>188949.835206298</text:p>
          </table:table-cell>
          <table:table-cell table:formula="of:=[.G$12]*[$Quellen.$B43]+[.G29]" office:value-type="float" office:value="167820.735423334" calcext:value-type="float">
            <text:p>167820.735423334</text:p>
          </table:table-cell>
          <table:table-cell table:formula="of:=[.H$12]*[$Quellen.$B43]+[.H29]" office:value-type="float" office:value="137984.180153085" calcext:value-type="float">
            <text:p>137984.180153085</text:p>
          </table:table-cell>
          <table:table-cell table:formula="of:=[.I$12]*[$Quellen.$B43]+[.I29]" office:value-type="float" office:value="103995.473153085" calcext:value-type="float">
            <text:p>103995.47315308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hre zur Kompensation</text:p>
          </table:table-cell>
          <table:table-cell table:formula="of:=[.B30]/[.B28]" office:value-type="float" office:value="109.104956461027" calcext:value-type="float">
            <text:p>109.104956461027</text:p>
          </table:table-cell>
          <table:table-cell table:formula="of:=[.C30]/[.C28]" office:value-type="float" office:value="88.4170566171849" calcext:value-type="float">
            <text:p>88.4170566171849</text:p>
          </table:table-cell>
          <table:table-cell table:formula="of:=[.D30]/[.D28]" office:value-type="float" office:value="54.4540084542995" calcext:value-type="float">
            <text:p>54.4540084542995</text:p>
          </table:table-cell>
          <table:table-cell table:formula="of:=[.E30]/[.E28]" office:value-type="float" office:value="88.6132554931453" calcext:value-type="float">
            <text:p>88.6132554931453</text:p>
          </table:table-cell>
          <table:table-cell table:formula="of:=[.F30]/[.F28]" office:value-type="float" office:value="54.4540084542995" calcext:value-type="float">
            <text:p>54.4540084542995</text:p>
          </table:table-cell>
          <table:table-cell table:formula="of:=[.G30]/[.G28]" office:value-type="float" office:value="48.3647510757098" calcext:value-type="float">
            <text:p>48.3647510757098</text:p>
          </table:table-cell>
          <table:table-cell table:formula="of:=[.H30]/[.H28]" office:value-type="float" office:value="39.7660665033765" calcext:value-type="float">
            <text:p>39.7660665033765</text:p>
          </table:table-cell>
          <table:table-cell table:formula="of:=[.I30]/[.I28]" office:value-type="float" office:value="29.9707611181775" calcext:value-type="float">
            <text:p>29.9707611181775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table:formula="of:=[$Quellen.A47]" office:value-type="string" office:string-value="U7 Süd" calcext:value-type="string">
            <text:p>U7 Sü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hrgäste pro Tag</text:p>
          </table:table-cell>
          <table:table-cell table:formula="of:=[$Quellen.$B48]" office:value-type="float" office:value="38000" calcext:value-type="float">
            <text:p>38000</text:p>
          </table:table-cell>
          <table:table-cell table:formula="of:=[$Quellen.$B48]" office:value-type="float" office:value="38000" calcext:value-type="float">
            <text:p>38000</text:p>
          </table:table-cell>
          <table:table-cell table:formula="of:=[$Quellen.$B48]" office:value-type="float" office:value="38000" calcext:value-type="float">
            <text:p>38000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table:formula="of:=[$Quellen.$B49]" office:value-type="float" office:value="35000" calcext:value-type="float">
            <text:p>35000</text:p>
          </table:table-cell>
          <table:table-cell table:style-name="ce7" table:formula="of:=[$Quellen.$B49]" office:value-type="float" office:value="35000" calcext:value-type="float">
            <text:p>35000</text:p>
          </table:table-cell>
          <table:table-cell table:style-name="ce7" table:formula="of:=[$Quellen.$B49]" office:value-type="float" office:value="35000" calcext:value-type="float">
            <text:p>35000</text:p>
          </table:table-cell>
          <table:table-cell table:style-name="ce7" table:formula="of:=[$Quellen.$B49]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ährlicher eingesparter CO2-Ausstoß dank aller Pkw-Umsteiger</text:p>
          </table:table-cell>
          <table:table-cell table:formula="of:=[$Quellen.$B50]*[$Quellen.$B$17]*[.B36]" office:value-type="float" office:value="3176.8" calcext:value-type="float">
            <text:p>3176.8</text:p>
          </table:table-cell>
          <table:table-cell table:formula="of:=[$Quellen.$B50]*[$Quellen.$B$17]*[.C36]" office:value-type="float" office:value="3176.8" calcext:value-type="float">
            <text:p>3176.8</text:p>
          </table:table-cell>
          <table:table-cell table:formula="of:=[$Quellen.$B50]*[$Quellen.$B$17]*[.D36]" office:value-type="float" office:value="3176.8" calcext:value-type="float">
            <text:p>3176.8</text:p>
          </table:table-cell>
          <table:table-cell table:formula="of:=[$Quellen.$B50]*[$Quellen.$B$17]*[.E36]" office:value-type="float" office:value="1672" calcext:value-type="float">
            <text:p>1672</text:p>
          </table:table-cell>
          <table:table-cell table:formula="of:=[$Quellen.$B50]*[$Quellen.$B$17]*[.F36]" office:value-type="float" office:value="2926" calcext:value-type="float">
            <text:p>2926</text:p>
          </table:table-cell>
          <table:table-cell table:formula="of:=[$Quellen.$B50]*[$Quellen.$B$17]*[.G36]" office:value-type="float" office:value="2926" calcext:value-type="float">
            <text:p>2926</text:p>
          </table:table-cell>
          <table:table-cell table:formula="of:=[$Quellen.$B50]*[$Quellen.$B$17]*[.H36]" office:value-type="float" office:value="2926" calcext:value-type="float">
            <text:p>2926</text:p>
          </table:table-cell>
          <table:table-cell table:formula="of:=[$Quellen.$B50]*[$Quellen.$B$17]*[.I36]" office:value-type="float" office:value="2926" calcext:value-type="float">
            <text:p>292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ährlicher eingesparter CO2-Ausstoß gesamt</text:p>
          </table:table-cell>
          <table:table-cell table:formula="of:=[.B37]+[$Quellen.$B52]*[$Quellen.$B$19]" office:value-type="float" office:value="5315.43584" calcext:value-type="float">
            <text:p>5315.43584</text:p>
          </table:table-cell>
          <table:table-cell table:formula="of:=[.C37]+[$Quellen.$B52]*[$Quellen.$B$19]" office:value-type="float" office:value="5315.43584" calcext:value-type="float">
            <text:p>5315.43584</text:p>
          </table:table-cell>
          <table:table-cell table:formula="of:=[.D37]+[$Quellen.$B52]*[$Quellen.$B$19]" office:value-type="float" office:value="5315.43584" calcext:value-type="float">
            <text:p>5315.43584</text:p>
          </table:table-cell>
          <table:table-cell table:formula="of:=[.E37]+[$Quellen.$B52]*[$Quellen.$B$19]" office:value-type="float" office:value="3810.63584" calcext:value-type="float">
            <text:p>3810.63584</text:p>
          </table:table-cell>
          <table:table-cell table:formula="of:=[.F37]+[$Quellen.$B52]*[$Quellen.$B$19]" office:value-type="float" office:value="5064.63584" calcext:value-type="float">
            <text:p>5064.63584</text:p>
          </table:table-cell>
          <table:table-cell table:formula="of:=[.G37]+[$Quellen.$B52]*[$Quellen.$B$19]" office:value-type="float" office:value="5064.63584" calcext:value-type="float">
            <text:p>5064.63584</text:p>
          </table:table-cell>
          <table:table-cell table:formula="of:=[.H37]+[$Quellen.$B52]*[$Quellen.$B$19]" office:value-type="float" office:value="5064.63584" calcext:value-type="float">
            <text:p>5064.63584</text:p>
          </table:table-cell>
          <table:table-cell table:formula="of:=[.I37]+[$Quellen.$B52]*[$Quellen.$B$19]" office:value-type="float" office:value="5064.63584" calcext:value-type="float">
            <text:p>5064.63584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51]*[$Quellen.$B$16]*[.B$9]/[$Quellen.$B$12]+[$Quellen.$B51]*(1-[$Quellen.$B$16])" office:value-type="float" office:value="101501" calcext:value-type="float">
            <text:p>101501</text:p>
          </table:table-cell>
          <table:table-cell table:formula="of:=[$Quellen.$B51]*[$Quellen.$B$16]*[.C$9]/[$Quellen.$B$12]+[$Quellen.$B51]*(1-[$Quellen.$B$16])" office:value-type="float" office:value="82254.9218183926" calcext:value-type="float">
            <text:p>82254.9218183926</text:p>
          </table:table-cell>
          <table:table-cell table:formula="of:=[$Quellen.$B51]*[$Quellen.$B$16]*[.D$9]/[$Quellen.$B$12]+[$Quellen.$B51]*(1-[$Quellen.$B$16])" office:value-type="float" office:value="50658.8929724213" calcext:value-type="float">
            <text:p>50658.8929724213</text:p>
          </table:table-cell>
          <table:table-cell table:formula="of:=[$Quellen.$B51]*[$Quellen.$B$16]*[.E$9]/[$Quellen.$B$12]+[$Quellen.$B51]*(1-[$Quellen.$B$16])" office:value-type="float" office:value="50658.8929724213" calcext:value-type="float">
            <text:p>50658.8929724213</text:p>
          </table:table-cell>
          <table:table-cell table:formula="of:=[$Quellen.$B51]*[$Quellen.$B$16]*[.F$9]/[$Quellen.$B$12]+[$Quellen.$B51]*(1-[$Quellen.$B$16])" office:value-type="float" office:value="50658.8929724213" calcext:value-type="float">
            <text:p>50658.8929724213</text:p>
          </table:table-cell>
          <table:table-cell table:formula="of:=[$Quellen.$B51]*[$Quellen.$B$16]*[.G$9]/[$Quellen.$B$12]+[$Quellen.$B51]*(1-[$Quellen.$B$16])" office:value-type="float" office:value="44994.0200534261" calcext:value-type="float">
            <text:p>44994.0200534261</text:p>
          </table:table-cell>
          <table:table-cell table:formula="of:=[$Quellen.$B51]*[$Quellen.$B$16]*[.H$9]/[$Quellen.$B$12]+[$Quellen.$B51]*(1-[$Quellen.$B$16])" office:value-type="float" office:value="36994.6118589123" calcext:value-type="float">
            <text:p>36994.6118589123</text:p>
          </table:table-cell>
          <table:table-cell table:formula="of:=[$Quellen.$B51]*[$Quellen.$B$16]*[.I$9]/[$Quellen.$B$12]+[$Quellen.$B51]*(1-[$Quellen.$B$16])" office:value-type="float" office:value="36994.6118589123" calcext:value-type="float">
            <text:p>36994.611858912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2-Ausstoß Projekt gesamt</text:p>
          </table:table-cell>
          <table:table-cell table:formula="of:=[.B$12]*[$Quellen.$B53]+[.B39]" office:value-type="float" office:value="605391.965" calcext:value-type="float">
            <text:p>605391.965</text:p>
          </table:table-cell>
          <table:table-cell table:formula="of:=[.C$12]*[$Quellen.$B53]+[.C39]" office:value-type="float" office:value="490600.769948651" calcext:value-type="float">
            <text:p>490600.769948651</text:p>
          </table:table-cell>
          <table:table-cell table:formula="of:=[.D$12]*[$Quellen.$B53]+[.D39]" office:value-type="float" office:value="302149.602085682" calcext:value-type="float">
            <text:p>302149.602085682</text:p>
          </table:table-cell>
          <table:table-cell table:formula="of:=[.E$12]*[$Quellen.$B53]+[.E39]" office:value-type="float" office:value="302149.602085682" calcext:value-type="float">
            <text:p>302149.602085682</text:p>
          </table:table-cell>
          <table:table-cell table:formula="of:=[.F$12]*[$Quellen.$B53]+[.F39]" office:value-type="float" office:value="302149.602085682" calcext:value-type="float">
            <text:p>302149.602085682</text:p>
          </table:table-cell>
          <table:table-cell table:formula="of:=[.G$12]*[$Quellen.$B53]+[.G39]" office:value-type="float" office:value="268362.067500744" calcext:value-type="float">
            <text:p>268362.067500744</text:p>
          </table:table-cell>
          <table:table-cell table:formula="of:=[.H$12]*[$Quellen.$B53]+[.H39]" office:value-type="float" office:value="220650.444504776" calcext:value-type="float">
            <text:p>220650.444504776</text:p>
          </table:table-cell>
          <table:table-cell table:formula="of:=[.I$12]*[$Quellen.$B53]+[.I39]" office:value-type="float" office:value="167640.534504775" calcext:value-type="float">
            <text:p>167640.53450477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hre zur Kompensation</text:p>
          </table:table-cell>
          <table:table-cell table:formula="of:=[.B40]/[.B38]" office:value-type="float" office:value="113.89319393986" calcext:value-type="float">
            <text:p>113.89319393986</text:p>
          </table:table-cell>
          <table:table-cell table:formula="of:=[.C40]/[.C38]" office:value-type="float" office:value="92.2973740472524" calcext:value-type="float">
            <text:p>92.2973740472524</text:p>
          </table:table-cell>
          <table:table-cell table:formula="of:=[.D40]/[.D38]" office:value-type="float" office:value="56.8438056973485" calcext:value-type="float">
            <text:p>56.8438056973485</text:p>
          </table:table-cell>
          <table:table-cell table:formula="of:=[.E40]/[.E38]" office:value-type="float" office:value="79.2911248338236" calcext:value-type="float">
            <text:p>79.2911248338236</text:p>
          </table:table-cell>
          <table:table-cell table:formula="of:=[.F40]/[.F38]" office:value-type="float" office:value="59.6587023492063" calcext:value-type="float">
            <text:p>59.6587023492063</text:p>
          </table:table-cell>
          <table:table-cell table:formula="of:=[.G40]/[.G38]" office:value-type="float" office:value="52.9874360129205" calcext:value-type="float">
            <text:p>52.9874360129205</text:p>
          </table:table-cell>
          <table:table-cell table:formula="of:=[.H40]/[.H38]" office:value-type="float" office:value="43.5668923641261" calcext:value-type="float">
            <text:p>43.5668923641261</text:p>
          </table:table-cell>
          <table:table-cell table:formula="of:=[.I40]/[.I38]" office:value-type="float" office:value="33.1002148625903" calcext:value-type="float">
            <text:p>33.1002148625903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table:formula="of:=[$Quellen.A57]" office:value-type="string" office:string-value="U3 Süd" calcext:value-type="string">
            <text:p>U3 Sü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hrgäste pro Tag</text:p>
          </table:table-cell>
          <table:table-cell table:formula="of:=[$Quellen.$B58]" office:value-type="float" office:value="7000" calcext:value-type="float">
            <text:p>7000</text:p>
          </table:table-cell>
          <table:table-cell table:formula="of:=[$Quellen.$B58]" office:value-type="float" office:value="7000" calcext:value-type="float">
            <text:p>7000</text:p>
          </table:table-cell>
          <table:table-cell table:formula="of:=[$Quellen.$B58]" office:value-type="float" office:value="7000" calcext:value-type="float">
            <text:p>70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[$Quellen.$B59]" office:value-type="float" office:value="15000" calcext:value-type="float">
            <text:p>15000</text:p>
          </table:table-cell>
          <table:table-cell table:style-name="ce7" table:formula="of:=[$Quellen.$B59]" office:value-type="float" office:value="15000" calcext:value-type="float">
            <text:p>15000</text:p>
          </table:table-cell>
          <table:table-cell table:style-name="ce7" table:formula="of:=[$Quellen.$B59]" office:value-type="float" office:value="15000" calcext:value-type="float">
            <text:p>15000</text:p>
          </table:table-cell>
          <table:table-cell table:style-name="ce7" table:formula="of:=[$Quellen.$B59]"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ährlicher eingesparter CO2-Ausstoß dank aller Pkw-Umsteiger</text:p>
          </table:table-cell>
          <table:table-cell table:formula="of:=[$Quellen.$B60]*[$Quellen.$B$17]*[.B46]" office:value-type="float" office:value="468.16" calcext:value-type="float">
            <text:p>468.16</text:p>
          </table:table-cell>
          <table:table-cell table:formula="of:=[$Quellen.$B60]*[$Quellen.$B$17]*[.C46]" office:value-type="float" office:value="468.16" calcext:value-type="float">
            <text:p>468.16</text:p>
          </table:table-cell>
          <table:table-cell table:formula="of:=[$Quellen.$B60]*[$Quellen.$B$17]*[.D46]" office:value-type="float" office:value="468.16" calcext:value-type="float">
            <text:p>468.16</text:p>
          </table:table-cell>
          <table:table-cell table:formula="of:=[$Quellen.$B60]*[$Quellen.$B$17]*[.E46]" office:value-type="float" office:value="334.4" calcext:value-type="float">
            <text:p>334.4</text:p>
          </table:table-cell>
          <table:table-cell table:formula="of:=[$Quellen.$B60]*[$Quellen.$B$17]*[.F46]" office:value-type="float" office:value="1003.2" calcext:value-type="float">
            <text:p>1003.2</text:p>
          </table:table-cell>
          <table:table-cell table:formula="of:=[$Quellen.$B60]*[$Quellen.$B$17]*[.G46]" office:value-type="float" office:value="1003.2" calcext:value-type="float">
            <text:p>1003.2</text:p>
          </table:table-cell>
          <table:table-cell table:formula="of:=[$Quellen.$B60]*[$Quellen.$B$17]*[.H46]" office:value-type="float" office:value="1003.2" calcext:value-type="float">
            <text:p>1003.2</text:p>
          </table:table-cell>
          <table:table-cell table:formula="of:=[$Quellen.$B60]*[$Quellen.$B$17]*[.I46]" office:value-type="float" office:value="1003.2" calcext:value-type="float">
            <text:p>1003.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ährlicher eingesparter CO2-Ausstoß gesamt</text:p>
          </table:table-cell>
          <table:table-cell table:formula="of:=[.B47]+[$Quellen.$B62]*[$Quellen.$B$19]" office:value-type="float" office:value="686.88412" calcext:value-type="float">
            <text:p>686.88412</text:p>
          </table:table-cell>
          <table:table-cell table:formula="of:=[.C47]+[$Quellen.$B62]*[$Quellen.$B$19]" office:value-type="float" office:value="686.88412" calcext:value-type="float">
            <text:p>686.88412</text:p>
          </table:table-cell>
          <table:table-cell table:formula="of:=[.D47]+[$Quellen.$B62]*[$Quellen.$B$19]" office:value-type="float" office:value="686.88412" calcext:value-type="float">
            <text:p>686.88412</text:p>
          </table:table-cell>
          <table:table-cell table:formula="of:=[.E47]+[$Quellen.$B62]*[$Quellen.$B$19]" office:value-type="float" office:value="553.12412" calcext:value-type="float">
            <text:p>553.12412</text:p>
          </table:table-cell>
          <table:table-cell table:formula="of:=[.F47]+[$Quellen.$B62]*[$Quellen.$B$19]" office:value-type="float" office:value="1221.92412" calcext:value-type="float">
            <text:p>1221.92412</text:p>
          </table:table-cell>
          <table:table-cell table:formula="of:=[.G47]+[$Quellen.$B62]*[$Quellen.$B$19]" office:value-type="float" office:value="1221.92412" calcext:value-type="float">
            <text:p>1221.92412</text:p>
          </table:table-cell>
          <table:table-cell table:formula="of:=[.H47]+[$Quellen.$B62]*[$Quellen.$B$19]" office:value-type="float" office:value="1221.92412" calcext:value-type="float">
            <text:p>1221.92412</text:p>
          </table:table-cell>
          <table:table-cell table:formula="of:=[.I47]+[$Quellen.$B62]*[$Quellen.$B$19]" office:value-type="float" office:value="1221.92412" calcext:value-type="float">
            <text:p>1221.92412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61]*[$Quellen.$B$16]*[.B$9]/[$Quellen.$B$12]+[$Quellen.$B61]*(1-[$Quellen.$B$16])" office:value-type="float" office:value="0" calcext:value-type="float">
            <text:p>0</text:p>
          </table:table-cell>
          <table:table-cell table:formula="of:=[$Quellen.$B61]*[$Quellen.$B$16]*[.C$9]/[$Quellen.$B$12]+[$Quellen.$B61]*(1-[$Quellen.$B$16])" office:value-type="float" office:value="0" calcext:value-type="float">
            <text:p>0</text:p>
          </table:table-cell>
          <table:table-cell table:formula="of:=[$Quellen.$B61]*[$Quellen.$B$16]*[.D$9]/[$Quellen.$B$12]+[$Quellen.$B61]*(1-[$Quellen.$B$16])" office:value-type="float" office:value="0" calcext:value-type="float">
            <text:p>0</text:p>
          </table:table-cell>
          <table:table-cell table:formula="of:=[$Quellen.$B61]*[$Quellen.$B$16]*[.E$9]/[$Quellen.$B$12]+[$Quellen.$B61]*(1-[$Quellen.$B$16])" office:value-type="float" office:value="0" calcext:value-type="float">
            <text:p>0</text:p>
          </table:table-cell>
          <table:table-cell table:formula="of:=[$Quellen.$B61]*[$Quellen.$B$16]*[.F$9]/[$Quellen.$B$12]+[$Quellen.$B61]*(1-[$Quellen.$B$16])" office:value-type="float" office:value="0" calcext:value-type="float">
            <text:p>0</text:p>
          </table:table-cell>
          <table:table-cell table:formula="of:=[$Quellen.$B61]*[$Quellen.$B$16]*[.G$9]/[$Quellen.$B$12]+[$Quellen.$B61]*(1-[$Quellen.$B$16])" office:value-type="float" office:value="0" calcext:value-type="float">
            <text:p>0</text:p>
          </table:table-cell>
          <table:table-cell table:formula="of:=[$Quellen.$B61]*[$Quellen.$B$16]*[.H$9]/[$Quellen.$B$12]+[$Quellen.$B61]*(1-[$Quellen.$B$16])" office:value-type="float" office:value="0" calcext:value-type="float">
            <text:p>0</text:p>
          </table:table-cell>
          <table:table-cell table:formula="of:=[$Quellen.$B61]*[$Quellen.$B$16]*[.I$9]/[$Quellen.$B$12]+[$Quellen.$B61]*(1-[$Quellen.$B$16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2-Ausstoß Projekt gesamt</text:p>
          </table:table-cell>
          <table:table-cell table:formula="of:=[.B$12]*[$Quellen.$B63]+[.B49]" office:value-type="float" office:value="88921.935" calcext:value-type="float">
            <text:p>88921.935</text:p>
          </table:table-cell>
          <table:table-cell table:formula="of:=[.C$12]*[$Quellen.$B63]+[.C49]" office:value-type="float" office:value="72061.0320229868" calcext:value-type="float">
            <text:p>72061.0320229868</text:p>
          </table:table-cell>
          <table:table-cell table:formula="of:=[.D$12]*[$Quellen.$B63]+[.D49]" office:value-type="float" office:value="44380.7133729284" calcext:value-type="float">
            <text:p>44380.7133729284</text:p>
          </table:table-cell>
          <table:table-cell table:formula="of:=[.E$12]*[$Quellen.$B63]+[.E49]" office:value-type="float" office:value="44380.7133729284" calcext:value-type="float">
            <text:p>44380.7133729284</text:p>
          </table:table-cell>
          <table:table-cell table:formula="of:=[.F$12]*[$Quellen.$B63]+[.F49]" office:value-type="float" office:value="44380.7133729284" calcext:value-type="float">
            <text:p>44380.7133729284</text:p>
          </table:table-cell>
          <table:table-cell table:formula="of:=[.G$12]*[$Quellen.$B63]+[.G49]" office:value-type="float" office:value="39417.8907259973" calcext:value-type="float">
            <text:p>39417.8907259973</text:p>
          </table:table-cell>
          <table:table-cell table:formula="of:=[.H$12]*[$Quellen.$B63]+[.H49]" office:value-type="float" office:value="32409.8528198582" calcext:value-type="float">
            <text:p>32409.8528198582</text:p>
          </table:table-cell>
          <table:table-cell table:formula="of:=[.I$12]*[$Quellen.$B63]+[.I49]" office:value-type="float" office:value="23055.1628198582" calcext:value-type="float">
            <text:p>23055.162819858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hre zur Kompensation</text:p>
          </table:table-cell>
          <table:table-cell table:formula="of:=[.B50]/[.B48]" office:value-type="float" office:value="129.456967210132" calcext:value-type="float">
            <text:p>129.456967210132</text:p>
          </table:table-cell>
          <table:table-cell table:formula="of:=[.C50]/[.C48]" office:value-type="float" office:value="104.910027652098" calcext:value-type="float">
            <text:p>104.910027652098</text:p>
          </table:table-cell>
          <table:table-cell table:formula="of:=[.D50]/[.D48]" office:value-type="float" office:value="64.6116456629226" calcext:value-type="float">
            <text:p>64.6116456629226</text:p>
          </table:table-cell>
          <table:table-cell table:formula="of:=[.E50]/[.E48]" office:value-type="float" office:value="80.2364456153682" calcext:value-type="float">
            <text:p>80.2364456153682</text:p>
          </table:table-cell>
          <table:table-cell table:formula="of:=[.F50]/[.F48]" office:value-type="float" office:value="36.3203513594023" calcext:value-type="float">
            <text:p>36.3203513594023</text:p>
          </table:table-cell>
          <table:table-cell table:formula="of:=[.G50]/[.G48]" office:value-type="float" office:value="32.2588695000122" calcext:value-type="float">
            <text:p>32.2588695000122</text:p>
          </table:table-cell>
          <table:table-cell table:formula="of:=[.H50]/[.H48]" office:value-type="float" office:value="26.5236214666572" calcext:value-type="float">
            <text:p>26.5236214666572</text:p>
          </table:table-cell>
          <table:table-cell table:formula="of:=[.I50]/[.I48]" office:value-type="float" office:value="18.8679169536798" calcext:value-type="float">
            <text:p>18.8679169536798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table:formula="of:=[$Quellen.A67]" office:value-type="string" office:string-value="U8 Nord" calcext:value-type="string">
            <text:p>U8 N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hrgäste pro Tag</text:p>
          </table:table-cell>
          <table:table-cell table:formula="of:=[$Quellen.$B68]" office:value-type="float" office:value="12000" calcext:value-type="float">
            <text:p>12000</text:p>
          </table:table-cell>
          <table:table-cell table:formula="of:=[$Quellen.$B68]" office:value-type="float" office:value="12000" calcext:value-type="float">
            <text:p>12000</text:p>
          </table:table-cell>
          <table:table-cell table:formula="of:=[$Quellen.$B68]" office:value-type="float" office:value="12000" calcext:value-type="float">
            <text:p>12000</text:p>
          </table:table-cell>
          <table:table-cell table:style-name="ce7" office:value-type="float" office:value="5000" calcext:value-type="float">
            <text:p>5000</text:p>
          </table:table-cell>
          <table:table-cell table:style-name="ce8" table:formula="of:=[$Quellen.$B69]" office:value-type="float" office:value="25000" calcext:value-type="float">
            <text:p>25000</text:p>
          </table:table-cell>
          <table:table-cell table:style-name="ce8" table:formula="of:=[$Quellen.$B69]" office:value-type="float" office:value="25000" calcext:value-type="float">
            <text:p>25000</text:p>
          </table:table-cell>
          <table:table-cell table:style-name="ce8" table:formula="of:=[$Quellen.$B69]" office:value-type="float" office:value="25000" calcext:value-type="float">
            <text:p>25000</text:p>
          </table:table-cell>
          <table:table-cell table:style-name="ce8" table:formula="of:=[$Quellen.$B69]" office:value-type="float" office:value="25000" calcext:value-type="float">
            <text:p>2500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ährlicher eingesparter CO2-Ausstoß dank aller Pkw-Umsteiger</text:p>
          </table:table-cell>
          <table:table-cell table:formula="of:=[$Quellen.$B70]*[$Quellen.$B$17]*[.B56]" office:value-type="float" office:value="802.56" calcext:value-type="float">
            <text:p>802.56</text:p>
          </table:table-cell>
          <table:table-cell table:formula="of:=[$Quellen.$B70]*[$Quellen.$B$17]*[.C56]" office:value-type="float" office:value="802.56" calcext:value-type="float">
            <text:p>802.56</text:p>
          </table:table-cell>
          <table:table-cell table:formula="of:=[$Quellen.$B70]*[$Quellen.$B$17]*[.D56]" office:value-type="float" office:value="802.56" calcext:value-type="float">
            <text:p>802.56</text:p>
          </table:table-cell>
          <table:table-cell table:formula="of:=[$Quellen.$B70]*[$Quellen.$B$17]*[.E56]" office:value-type="float" office:value="334.4" calcext:value-type="float">
            <text:p>334.4</text:p>
          </table:table-cell>
          <table:table-cell table:formula="of:=[$Quellen.$B70]*[$Quellen.$B$17]*[.F56]" office:value-type="float" office:value="1672" calcext:value-type="float">
            <text:p>1672</text:p>
          </table:table-cell>
          <table:table-cell table:formula="of:=[$Quellen.$B70]*[$Quellen.$B$17]*[.G56]" office:value-type="float" office:value="1672" calcext:value-type="float">
            <text:p>1672</text:p>
          </table:table-cell>
          <table:table-cell table:formula="of:=[$Quellen.$B70]*[$Quellen.$B$17]*[.H56]" office:value-type="float" office:value="1672" calcext:value-type="float">
            <text:p>1672</text:p>
          </table:table-cell>
          <table:table-cell table:formula="of:=[$Quellen.$B70]*[$Quellen.$B$17]*[.I56]" office:value-type="float" office:value="1672" calcext:value-type="float">
            <text:p>167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ährlicher eingesparter CO2-Ausstoß gesamt</text:p>
          </table:table-cell>
          <table:table-cell table:formula="of:=[.B57]+[$Quellen.$B72]*[$Quellen.$B$19]" office:value-type="float" office:value="1312.91628" calcext:value-type="float">
            <text:p>1312.91628</text:p>
          </table:table-cell>
          <table:table-cell table:formula="of:=[.C57]+[$Quellen.$B72]*[$Quellen.$B$19]" office:value-type="float" office:value="1312.91628" calcext:value-type="float">
            <text:p>1312.91628</text:p>
          </table:table-cell>
          <table:table-cell table:formula="of:=[.D57]+[$Quellen.$B72]*[$Quellen.$B$19]" office:value-type="float" office:value="1312.91628" calcext:value-type="float">
            <text:p>1312.91628</text:p>
          </table:table-cell>
          <table:table-cell table:formula="of:=[.E57]+[$Quellen.$B72]*[$Quellen.$B$19]" office:value-type="float" office:value="844.75628" calcext:value-type="float">
            <text:p>844.75628</text:p>
          </table:table-cell>
          <table:table-cell table:formula="of:=[.F57]+[$Quellen.$B72]*[$Quellen.$B$19]" office:value-type="float" office:value="2182.35628" calcext:value-type="float">
            <text:p>2182.35628</text:p>
          </table:table-cell>
          <table:table-cell table:formula="of:=[.G57]+[$Quellen.$B72]*[$Quellen.$B$19]" office:value-type="float" office:value="2182.35628" calcext:value-type="float">
            <text:p>2182.35628</text:p>
          </table:table-cell>
          <table:table-cell table:formula="of:=[.H57]+[$Quellen.$B72]*[$Quellen.$B$19]" office:value-type="float" office:value="2182.35628" calcext:value-type="float">
            <text:p>2182.35628</text:p>
          </table:table-cell>
          <table:table-cell table:formula="of:=[.I57]+[$Quellen.$B72]*[$Quellen.$B$19]" office:value-type="float" office:value="2182.35628" calcext:value-type="float">
            <text:p>2182.35628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71]*[$Quellen.$B$16]*[.B$9]/[$Quellen.$B$12]+[$Quellen.$B71]*(1-[$Quellen.$B$16])" office:value-type="float" office:value="13000" calcext:value-type="float">
            <text:p>13000</text:p>
          </table:table-cell>
          <table:table-cell table:formula="of:=[$Quellen.$B71]*[$Quellen.$B$16]*[.C$9]/[$Quellen.$B$12]+[$Quellen.$B71]*(1-[$Quellen.$B$16])" office:value-type="float" office:value="10535.009346106" calcext:value-type="float">
            <text:p>10535.009346106</text:p>
          </table:table-cell>
          <table:table-cell table:formula="of:=[$Quellen.$B71]*[$Quellen.$B$16]*[.D$9]/[$Quellen.$B$12]+[$Quellen.$B71]*(1-[$Quellen.$B$16])" office:value-type="float" office:value="6488.26719580573" calcext:value-type="float">
            <text:p>6488.26719580573</text:p>
          </table:table-cell>
          <table:table-cell table:formula="of:=[$Quellen.$B71]*[$Quellen.$B$16]*[.E$9]/[$Quellen.$B$12]+[$Quellen.$B71]*(1-[$Quellen.$B$16])" office:value-type="float" office:value="6488.26719580573" calcext:value-type="float">
            <text:p>6488.26719580573</text:p>
          </table:table-cell>
          <table:table-cell table:formula="of:=[$Quellen.$B71]*[$Quellen.$B$16]*[.F$9]/[$Quellen.$B$12]+[$Quellen.$B71]*(1-[$Quellen.$B$16])" office:value-type="float" office:value="6488.26719580573" calcext:value-type="float">
            <text:p>6488.26719580573</text:p>
          </table:table-cell>
          <table:table-cell table:formula="of:=[$Quellen.$B71]*[$Quellen.$B$16]*[.G$9]/[$Quellen.$B$12]+[$Quellen.$B71]*(1-[$Quellen.$B$16])" office:value-type="float" office:value="5762.72411793518" calcext:value-type="float">
            <text:p>5762.72411793518</text:p>
          </table:table-cell>
          <table:table-cell table:formula="of:=[$Quellen.$B71]*[$Quellen.$B$16]*[.H$9]/[$Quellen.$B$12]+[$Quellen.$B71]*(1-[$Quellen.$B$16])" office:value-type="float" office:value="4738.17946784623" calcext:value-type="float">
            <text:p>4738.17946784623</text:p>
          </table:table-cell>
          <table:table-cell table:formula="of:=[$Quellen.$B71]*[$Quellen.$B$16]*[.I$9]/[$Quellen.$B$12]+[$Quellen.$B71]*(1-[$Quellen.$B$16])" office:value-type="float" office:value="4738.17946784623" calcext:value-type="float">
            <text:p>4738.1794678462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2-Ausstoß Projekt gesamt</text:p>
          </table:table-cell>
          <table:table-cell table:formula="of:=[.B$12]*[$Quellen.$B73]+[.B59]" office:value-type="float" office:value="220484.515" calcext:value-type="float">
            <text:p>220484.515</text:p>
          </table:table-cell>
          <table:table-cell table:formula="of:=[.C$12]*[$Quellen.$B73]+[.C59]" office:value-type="float" office:value="178677.417399742" calcext:value-type="float">
            <text:p>178677.417399742</text:p>
          </table:table-cell>
          <table:table-cell table:formula="of:=[.D$12]*[$Quellen.$B73]+[.D59]" office:value-type="float" office:value="110043.265065972" calcext:value-type="float">
            <text:p>110043.265065972</text:p>
          </table:table-cell>
          <table:table-cell table:formula="of:=[.E$12]*[$Quellen.$B73]+[.E59]" office:value-type="float" office:value="110043.265065972" calcext:value-type="float">
            <text:p>110043.265065972</text:p>
          </table:table-cell>
          <table:table-cell table:formula="of:=[.F$12]*[$Quellen.$B73]+[.F59]" office:value-type="float" office:value="110043.265065972" calcext:value-type="float">
            <text:p>110043.265065972</text:p>
          </table:table-cell>
          <table:table-cell table:formula="of:=[.G$12]*[$Quellen.$B73]+[.G59]" office:value-type="float" office:value="97737.8024785955" calcext:value-type="float">
            <text:p>97737.8024785955</text:p>
          </table:table-cell>
          <table:table-cell table:formula="of:=[.H$12]*[$Quellen.$B73]+[.H59]" office:value-type="float" office:value="80361.1693808487" calcext:value-type="float">
            <text:p>80361.1693808487</text:p>
          </table:table-cell>
          <table:table-cell table:formula="of:=[.I$12]*[$Quellen.$B73]+[.I59]" office:value-type="float" office:value="58533.5593808487" calcext:value-type="float">
            <text:p>58533.559380848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hre zur Kompensation</text:p>
          </table:table-cell>
          <table:table-cell table:formula="of:=[.B60]/[.B58]" office:value-type="float" office:value="167.934938699976" calcext:value-type="float">
            <text:p>167.934938699976</text:p>
          </table:table-cell>
          <table:table-cell table:formula="of:=[.C60]/[.C58]" office:value-type="float" office:value="136.092011441691" calcext:value-type="float">
            <text:p>136.092011441691</text:p>
          </table:table-cell>
          <table:table-cell table:formula="of:=[.D60]/[.D58]" office:value-type="float" office:value="83.8159041382075" calcext:value-type="float">
            <text:p>83.8159041382075</text:p>
          </table:table-cell>
          <table:table-cell table:formula="of:=[.E60]/[.E58]" office:value-type="float" office:value="130.266288243483" calcext:value-type="float">
            <text:p>130.266288243483</text:p>
          </table:table-cell>
          <table:table-cell table:formula="of:=[.F60]/[.F58]" office:value-type="float" office:value="50.4240604865728" calcext:value-type="float">
            <text:p>50.4240604865728</text:p>
          </table:table-cell>
          <table:table-cell table:formula="of:=[.G60]/[.G58]" office:value-type="float" office:value="44.7854474424293" calcext:value-type="float">
            <text:p>44.7854474424293</text:p>
          </table:table-cell>
          <table:table-cell table:formula="of:=[.H60]/[.H58]" office:value-type="float" office:value="36.8231210079267" calcext:value-type="float">
            <text:p>36.8231210079267</text:p>
          </table:table-cell>
          <table:table-cell table:formula="of:=[.I60]/[.I58]" office:value-type="float" office:value="26.8212664986345" calcext:value-type="float">
            <text:p>26.821266498634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table:formula="of:=[$Quellen.A77]" office:value-type="string" office:string-value="U6 Nord" calcext:value-type="string">
            <text:p>U6 Nord</text:p>
          </table:table-cell>
          <table:table-cell table:number-columns-repeated="4"/>
          <table:table-cell table:number-columns-repeated="4" office:value-type="string" calcext:value-type="string">
            <text:p>Dafür länger (3.5 km)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ahrgäste pro Tag</text:p>
          </table:table-cell>
          <table:table-cell table:formula="of:=[$Quellen.$B78]" office:value-type="float" office:value="8000" calcext:value-type="float">
            <text:p>8000</text:p>
          </table:table-cell>
          <table:table-cell table:formula="of:=[$Quellen.$B78]" office:value-type="float" office:value="8000" calcext:value-type="float">
            <text:p>8000</text:p>
          </table:table-cell>
          <table:table-cell table:formula="of:=[$Quellen.$B78]" office:value-type="float" office:value="8000" calcext:value-type="float">
            <text:p>80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[$Quellen.$B79]" office:value-type="float" office:value="15000" calcext:value-type="float">
            <text:p>15000</text:p>
          </table:table-cell>
          <table:table-cell table:style-name="ce7" table:formula="of:=[$Quellen.$B79]" office:value-type="float" office:value="15000" calcext:value-type="float">
            <text:p>15000</text:p>
          </table:table-cell>
          <table:table-cell table:style-name="ce7" table:formula="of:=[$Quellen.$B79]" office:value-type="float" office:value="15000" calcext:value-type="float">
            <text:p>15000</text:p>
          </table:table-cell>
          <table:table-cell table:style-name="ce7" table:formula="of:=[$Quellen.$B79]"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ährlicher eingesparter CO2-Ausstoß dank aller Pkw-Umsteiger</text:p>
          </table:table-cell>
          <table:table-cell table:formula="of:=[$Quellen.$B80]*[$Quellen.$B$17]*[.B66]" office:value-type="float" office:value="535.04" calcext:value-type="float">
            <text:p>535.04</text:p>
          </table:table-cell>
          <table:table-cell table:formula="of:=[$Quellen.$B80]*[$Quellen.$B$17]*[.C66]" office:value-type="float" office:value="535.04" calcext:value-type="float">
            <text:p>535.04</text:p>
          </table:table-cell>
          <table:table-cell table:formula="of:=[$Quellen.$B80]*[$Quellen.$B$17]*[.D66]" office:value-type="float" office:value="535.04" calcext:value-type="float">
            <text:p>535.04</text:p>
          </table:table-cell>
          <table:table-cell table:formula="of:=[$Quellen.$B80]*[$Quellen.$B$17]*[.E66]" office:value-type="float" office:value="334.4" calcext:value-type="float">
            <text:p>334.4</text:p>
          </table:table-cell>
          <table:table-cell table:formula="of:=[$Quellen.$B80]*[$Quellen.$B$17]*[.F66]" office:value-type="float" office:value="1003.2" calcext:value-type="float">
            <text:p>1003.2</text:p>
          </table:table-cell>
          <table:table-cell table:formula="of:=[$Quellen.$B80]*[$Quellen.$B$17]*[.G66]" office:value-type="float" office:value="1003.2" calcext:value-type="float">
            <text:p>1003.2</text:p>
          </table:table-cell>
          <table:table-cell table:formula="of:=[$Quellen.$B80]*[$Quellen.$B$17]*[.H66]" office:value-type="float" office:value="1003.2" calcext:value-type="float">
            <text:p>1003.2</text:p>
          </table:table-cell>
          <table:table-cell table:formula="of:=[$Quellen.$B80]*[$Quellen.$B$17]*[.I66]" office:value-type="float" office:value="1003.2" calcext:value-type="float">
            <text:p>1003.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ährlicher eingesparter CO2-Ausstoß gesamt</text:p>
          </table:table-cell>
          <table:table-cell table:formula="of:=[.B67]+[$Quellen.$B82]*[$Quellen.$B$19]" office:value-type="float" office:value="1008.94226" calcext:value-type="float">
            <text:p>1008.94226</text:p>
          </table:table-cell>
          <table:table-cell table:formula="of:=[.C67]+[$Quellen.$B82]*[$Quellen.$B$19]" office:value-type="float" office:value="1008.94226" calcext:value-type="float">
            <text:p>1008.94226</text:p>
          </table:table-cell>
          <table:table-cell table:formula="of:=[.D67]+[$Quellen.$B82]*[$Quellen.$B$19]" office:value-type="float" office:value="1008.94226" calcext:value-type="float">
            <text:p>1008.94226</text:p>
          </table:table-cell>
          <table:table-cell table:formula="of:=[.E67]+[$Quellen.$B82]*[$Quellen.$B$19]" office:value-type="float" office:value="808.30226" calcext:value-type="float">
            <text:p>808.30226</text:p>
          </table:table-cell>
          <table:table-cell table:formula="of:=[.F67]+[$Quellen.$B84]*[$Quellen.$B$19]" office:value-type="float" office:value="1853.7938" calcext:value-type="float">
            <text:p>1853.7938</text:p>
          </table:table-cell>
          <table:table-cell table:formula="of:=[.G67]+[$Quellen.$B84]*[$Quellen.$B$19]" office:value-type="float" office:value="1853.7938" calcext:value-type="float">
            <text:p>1853.7938</text:p>
          </table:table-cell>
          <table:table-cell table:formula="of:=[.H67]+[$Quellen.$B84]*[$Quellen.$B$19]" office:value-type="float" office:value="1853.7938" calcext:value-type="float">
            <text:p>1853.7938</text:p>
          </table:table-cell>
          <table:table-cell table:formula="of:=[.I67]+[$Quellen.$B84]*[$Quellen.$B$19]" office:value-type="float" office:value="1853.7938" calcext:value-type="float">
            <text:p>1853.7938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81]*[$Quellen.$B$16]*[.B$9]/[$Quellen.$B$12]+[$Quellen.$B81]*(1-[$Quellen.$B$16])" office:value-type="float" office:value="39250" calcext:value-type="float">
            <text:p>39250</text:p>
          </table:table-cell>
          <table:table-cell table:formula="of:=[$Quellen.$B81]*[$Quellen.$B$16]*[.C$9]/[$Quellen.$B$12]+[$Quellen.$B81]*(1-[$Quellen.$B$16])" office:value-type="float" office:value="31807.6243718969" calcext:value-type="float">
            <text:p>31807.6243718969</text:p>
          </table:table-cell>
          <table:table-cell table:formula="of:=[$Quellen.$B81]*[$Quellen.$B$16]*[.D$9]/[$Quellen.$B$12]+[$Quellen.$B81]*(1-[$Quellen.$B$16])" office:value-type="float" office:value="19589.5759565673" calcext:value-type="float">
            <text:p>19589.5759565673</text:p>
          </table:table-cell>
          <table:table-cell table:formula="of:=[$Quellen.$B81]*[$Quellen.$B$16]*[.E$9]/[$Quellen.$B$12]+[$Quellen.$B81]*(1-[$Quellen.$B$16])" office:value-type="float" office:value="19589.5759565673" calcext:value-type="float">
            <text:p>19589.5759565673</text:p>
          </table:table-cell>
          <table:table-cell table:formula="of:=[$Quellen.$B81]*[$Quellen.$B$16]*[.F$9]/[$Quellen.$B$12]+[$Quellen.$B81]*(1-[$Quellen.$B$16])" office:value-type="float" office:value="19589.5759565673" calcext:value-type="float">
            <text:p>19589.5759565673</text:p>
          </table:table-cell>
          <table:table-cell table:formula="of:=[$Quellen.$B81]*[$Quellen.$B$16]*[.G$9]/[$Quellen.$B$12]+[$Quellen.$B81]*(1-[$Quellen.$B$16])" office:value-type="float" office:value="17398.9939714581" calcext:value-type="float">
            <text:p>17398.9939714581</text:p>
          </table:table-cell>
          <table:table-cell table:formula="of:=[$Quellen.$B81]*[$Quellen.$B$16]*[.H$9]/[$Quellen.$B$12]+[$Quellen.$B81]*(1-[$Quellen.$B$16])" office:value-type="float" office:value="14305.6572394588" calcext:value-type="float">
            <text:p>14305.6572394588</text:p>
          </table:table-cell>
          <table:table-cell table:formula="of:=[$Quellen.$B81]*[$Quellen.$B$16]*[.I$9]/[$Quellen.$B$12]+[$Quellen.$B81]*(1-[$Quellen.$B$16])" office:value-type="float" office:value="14305.6572394588" calcext:value-type="float">
            <text:p>14305.657239458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2-Ausstoß Projekt gesamt</text:p>
          </table:table-cell>
          <table:table-cell table:formula="of:=[.B$12]*[$Quellen.$B83]+[.B69]" office:value-type="float" office:value="231914.1925" calcext:value-type="float">
            <text:p>231914.1925</text:p>
          </table:table-cell>
          <table:table-cell table:formula="of:=[.C$12]*[$Quellen.$B83]+[.C69]" office:value-type="float" office:value="187939.860421702" calcext:value-type="float">
            <text:p>187939.860421702</text:p>
          </table:table-cell>
          <table:table-cell table:formula="of:=[.D$12]*[$Quellen.$B83]+[.D69]" office:value-type="float" office:value="115747.788264579" calcext:value-type="float">
            <text:p>115747.788264579</text:p>
          </table:table-cell>
          <table:table-cell table:formula="of:=[.E$12]*[$Quellen.$B83]+[.E69]" office:value-type="float" office:value="115747.788264579" calcext:value-type="float">
            <text:p>115747.788264579</text:p>
          </table:table-cell>
          <table:table-cell table:formula="of:=[.F$12]*[$Quellen.$B84]+[.F69]" office:value-type="float" office:value="192181.239073511" calcext:value-type="float">
            <text:p>192181.239073511</text:p>
          </table:table-cell>
          <table:table-cell table:formula="of:=[.G$12]*[$Quellen.$B84]+[.G69]" office:value-type="float" office:value="170690.791239225" calcext:value-type="float">
            <text:p>170690.791239225</text:p>
          </table:table-cell>
          <table:table-cell table:formula="of:=[.H$12]*[$Quellen.$B84]+[.H69]" office:value-type="float" office:value="140343.97376113" calcext:value-type="float">
            <text:p>140343.97376113</text:p>
          </table:table-cell>
          <table:table-cell table:formula="of:=[.I$12]*[$Quellen.$B84]+[.I69]" office:value-type="float" office:value="103964.62376113" calcext:value-type="float">
            <text:p>103964.6237611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hre zur Kompensation</text:p>
          </table:table-cell>
          <table:table-cell table:formula="of:=[.B70]/[.B68]" office:value-type="float" office:value="229.858735920131" calcext:value-type="float">
            <text:p>229.858735920131</text:p>
          </table:table-cell>
          <table:table-cell table:formula="of:=[.C70]/[.C68]" office:value-type="float" office:value="186.274148554053" calcext:value-type="float">
            <text:p>186.274148554053</text:p>
          </table:table-cell>
          <table:table-cell table:formula="of:=[.D70]/[.D68]" office:value-type="float" office:value="114.721915072304" calcext:value-type="float">
            <text:p>114.721915072304</text:p>
          </table:table-cell>
          <table:table-cell table:formula="of:=[.E70]/[.E68]" office:value-type="float" office:value="143.19864485419" calcext:value-type="float">
            <text:p>143.19864485419</text:p>
          </table:table-cell>
          <table:table-cell table:formula="of:=[.F70]/[.F68]" office:value-type="float" office:value="103.669156231675" calcext:value-type="float">
            <text:p>103.669156231675</text:p>
          </table:table-cell>
          <table:table-cell table:formula="of:=[.G70]/[.G68]" office:value-type="float" office:value="92.0764710936164" calcext:value-type="float">
            <text:p>92.0764710936164</text:p>
          </table:table-cell>
          <table:table-cell table:formula="of:=[.H70]/[.H68]" office:value-type="float" office:value="75.7063562091586" calcext:value-type="float">
            <text:p>75.7063562091586</text:p>
          </table:table-cell>
          <table:table-cell table:formula="of:=[.I70]/[.I68]" office:value-type="float" office:value="56.0820862391112" calcext:value-type="float">
            <text:p>56.0820862391112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table:formula="of:=[$Quellen.A87]" office:value-type="string" office:string-value="U5 Lückenschluss" calcext:value-type="string">
            <text:p>U5 Lückenschlus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hrgäste pro Tag</text:p>
          </table:table-cell>
          <table:table-cell table:formula="of:=[$Quellen.$B88]" office:value-type="float" office:value="155000" calcext:value-type="float">
            <text:p>155000</text:p>
          </table:table-cell>
          <table:table-cell table:formula="of:=[$Quellen.$B88]" office:value-type="float" office:value="155000" calcext:value-type="float">
            <text:p>155000</text:p>
          </table:table-cell>
          <table:table-cell table:formula="of:=[$Quellen.$B88]" office:value-type="float" office:value="155000" calcext:value-type="float">
            <text:p>155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8" table:formula="of:=[$Quellen.$B89]" office:value-type="float" office:value="155000" calcext:value-type="float">
            <text:p>155000</text:p>
          </table:table-cell>
          <table:table-cell table:style-name="ce8" table:formula="of:=[$Quellen.$B89]" office:value-type="float" office:value="155000" calcext:value-type="float">
            <text:p>155000</text:p>
          </table:table-cell>
          <table:table-cell table:style-name="ce8" table:formula="of:=[$Quellen.$B89]" office:value-type="float" office:value="155000" calcext:value-type="float">
            <text:p>155000</text:p>
          </table:table-cell>
          <table:table-cell table:style-name="ce8" table:formula="of:=[$Quellen.$B89]" office:value-type="float" office:value="155000" calcext:value-type="float">
            <text:p>15500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ährlicher eingesparter CO2-Ausstoß dank aller Pkw-Umsteiger</text:p>
          </table:table-cell>
          <table:table-cell table:formula="of:=[$Quellen.$B90]*[$Quellen.$B$17]*[.B76]" office:value-type="float" office:value="10366.4" calcext:value-type="float">
            <text:p>10366.4</text:p>
          </table:table-cell>
          <table:table-cell table:formula="of:=[$Quellen.$B90]*[$Quellen.$B$17]*[.C76]" office:value-type="float" office:value="10366.4" calcext:value-type="float">
            <text:p>10366.4</text:p>
          </table:table-cell>
          <table:table-cell table:formula="of:=[$Quellen.$B90]*[$Quellen.$B$17]*[.D76]" office:value-type="float" office:value="10366.4" calcext:value-type="float">
            <text:p>10366.4</text:p>
          </table:table-cell>
          <table:table-cell table:formula="of:=[$Quellen.$B90]*[$Quellen.$B$17]*[.E76]" office:value-type="float" office:value="6688" calcext:value-type="float">
            <text:p>6688</text:p>
          </table:table-cell>
          <table:table-cell table:formula="of:=[$Quellen.$B90]*[$Quellen.$B$17]*[.F76]" office:value-type="float" office:value="10366.4" calcext:value-type="float">
            <text:p>10366.4</text:p>
          </table:table-cell>
          <table:table-cell table:formula="of:=[$Quellen.$B90]*[$Quellen.$B$17]*[.G76]" office:value-type="float" office:value="10366.4" calcext:value-type="float">
            <text:p>10366.4</text:p>
          </table:table-cell>
          <table:table-cell table:formula="of:=[$Quellen.$B90]*[$Quellen.$B$17]*[.H76]" office:value-type="float" office:value="10366.4" calcext:value-type="float">
            <text:p>10366.4</text:p>
          </table:table-cell>
          <table:table-cell table:formula="of:=[$Quellen.$B90]*[$Quellen.$B$17]*[.I76]" office:value-type="float" office:value="10366.4" calcext:value-type="float">
            <text:p>10366.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ährlicher eingesparter CO2-Ausstoß gesamt</text:p>
          </table:table-cell>
          <table:table-cell table:formula="of:=[.B77]+[$Quellen.$B92]*[$Quellen.$B$19]" office:value-type="float" office:value="10901.05896" calcext:value-type="float">
            <text:p>10901.05896</text:p>
          </table:table-cell>
          <table:table-cell table:formula="of:=[.C77]+[$Quellen.$B92]*[$Quellen.$B$19]" office:value-type="float" office:value="10901.05896" calcext:value-type="float">
            <text:p>10901.05896</text:p>
          </table:table-cell>
          <table:table-cell table:formula="of:=[.D77]+[$Quellen.$B92]*[$Quellen.$B$19]" office:value-type="float" office:value="10901.05896" calcext:value-type="float">
            <text:p>10901.05896</text:p>
          </table:table-cell>
          <table:table-cell table:formula="of:=[.E77]+[$Quellen.$B92]*[$Quellen.$B$19]" office:value-type="float" office:value="7222.65896" calcext:value-type="float">
            <text:p>7222.65896</text:p>
          </table:table-cell>
          <table:table-cell table:formula="of:=[.F77]+[$Quellen.$B92]*[$Quellen.$B$19]" office:value-type="float" office:value="10901.05896" calcext:value-type="float">
            <text:p>10901.05896</text:p>
          </table:table-cell>
          <table:table-cell table:formula="of:=[.G77]+[$Quellen.$B92]*[$Quellen.$B$19]" office:value-type="float" office:value="10901.05896" calcext:value-type="float">
            <text:p>10901.05896</text:p>
          </table:table-cell>
          <table:table-cell table:formula="of:=[.H77]+[$Quellen.$B92]*[$Quellen.$B$19]" office:value-type="float" office:value="10901.05896" calcext:value-type="float">
            <text:p>10901.05896</text:p>
          </table:table-cell>
          <table:table-cell table:formula="of:=[.I77]+[$Quellen.$B92]*[$Quellen.$B$19]" office:value-type="float" office:value="10901.05896" calcext:value-type="float">
            <text:p>10901.05896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91]*[$Quellen.$B$16]*[.B$9]/[$Quellen.$B$12]+[$Quellen.$B91]*(1-[$Quellen.$B$16])" office:value-type="float" office:value="0" calcext:value-type="float">
            <text:p>0</text:p>
          </table:table-cell>
          <table:table-cell table:formula="of:=[$Quellen.$B91]*[$Quellen.$B$16]*[.C$9]/[$Quellen.$B$12]+[$Quellen.$B91]*(1-[$Quellen.$B$16])" office:value-type="float" office:value="0" calcext:value-type="float">
            <text:p>0</text:p>
          </table:table-cell>
          <table:table-cell table:formula="of:=[$Quellen.$B91]*[$Quellen.$B$16]*[.D$9]/[$Quellen.$B$12]+[$Quellen.$B91]*(1-[$Quellen.$B$16])" office:value-type="float" office:value="0" calcext:value-type="float">
            <text:p>0</text:p>
          </table:table-cell>
          <table:table-cell table:formula="of:=[$Quellen.$B91]*[$Quellen.$B$16]*[.E$9]/[$Quellen.$B$12]+[$Quellen.$B91]*(1-[$Quellen.$B$16])" office:value-type="float" office:value="0" calcext:value-type="float">
            <text:p>0</text:p>
          </table:table-cell>
          <table:table-cell table:formula="of:=[$Quellen.$B91]*[$Quellen.$B$16]*[.F$9]/[$Quellen.$B$12]+[$Quellen.$B91]*(1-[$Quellen.$B$16])" office:value-type="float" office:value="0" calcext:value-type="float">
            <text:p>0</text:p>
          </table:table-cell>
          <table:table-cell table:formula="of:=[$Quellen.$B91]*[$Quellen.$B$16]*[.G$9]/[$Quellen.$B$12]+[$Quellen.$B91]*(1-[$Quellen.$B$16])" office:value-type="float" office:value="0" calcext:value-type="float">
            <text:p>0</text:p>
          </table:table-cell>
          <table:table-cell table:formula="of:=[$Quellen.$B91]*[$Quellen.$B$16]*[.H$9]/[$Quellen.$B$12]+[$Quellen.$B91]*(1-[$Quellen.$B$16])" office:value-type="float" office:value="0" calcext:value-type="float">
            <text:p>0</text:p>
          </table:table-cell>
          <table:table-cell table:formula="of:=[$Quellen.$B91]*[$Quellen.$B$16]*[.I$9]/[$Quellen.$B$12]+[$Quellen.$B91]*(1-[$Quellen.$B$16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2-Ausstoß Projekt gesamt</text:p>
          </table:table-cell>
          <table:table-cell table:formula="of:=[.B$12]*[$Quellen.$B93]+[.B79]" office:value-type="float" office:value="217364.73" calcext:value-type="float">
            <text:p>217364.73</text:p>
          </table:table-cell>
          <table:table-cell table:formula="of:=[.C$12]*[$Quellen.$B93]+[.C79]" office:value-type="float" office:value="176149.189389523" calcext:value-type="float">
            <text:p>176149.189389523</text:p>
          </table:table-cell>
          <table:table-cell table:formula="of:=[.D$12]*[$Quellen.$B93]+[.D79]" office:value-type="float" office:value="108486.188244936" calcext:value-type="float">
            <text:p>108486.188244936</text:p>
          </table:table-cell>
          <table:table-cell table:formula="of:=[.E$12]*[$Quellen.$B93]+[.E79]" office:value-type="float" office:value="108486.188244936" calcext:value-type="float">
            <text:p>108486.188244936</text:p>
          </table:table-cell>
          <table:table-cell table:formula="of:=[.F$12]*[$Quellen.$B93]+[.F79]" office:value-type="float" office:value="108486.188244936" calcext:value-type="float">
            <text:p>108486.188244936</text:p>
          </table:table-cell>
          <table:table-cell table:formula="of:=[.G$12]*[$Quellen.$B93]+[.G79]" office:value-type="float" office:value="96354.8439968822" calcext:value-type="float">
            <text:p>96354.8439968822</text:p>
          </table:table-cell>
          <table:table-cell table:formula="of:=[.H$12]*[$Quellen.$B93]+[.H79]" office:value-type="float" office:value="79224.0846707645" calcext:value-type="float">
            <text:p>79224.0846707645</text:p>
          </table:table-cell>
          <table:table-cell table:formula="of:=[.I$12]*[$Quellen.$B93]+[.I79]" office:value-type="float" office:value="56357.0646707645" calcext:value-type="float">
            <text:p>56357.064670764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hre zur Kompensation</text:p>
          </table:table-cell>
          <table:table-cell table:formula="of:=[.B80]/[.B78]" office:value-type="float" office:value="19.9397811531514" calcext:value-type="float">
            <text:p>19.9397811531514</text:p>
          </table:table-cell>
          <table:table-cell table:formula="of:=[.C80]/[.C78]" office:value-type="float" office:value="16.1589062159814" calcext:value-type="float">
            <text:p>16.1589062159814</text:p>
          </table:table-cell>
          <table:table-cell table:formula="of:=[.D80]/[.D78]" office:value-type="float" office:value="9.95189445750288" calcext:value-type="float">
            <text:p>9.95189445750288</text:p>
          </table:table-cell>
          <table:table-cell table:formula="of:=[.E80]/[.E78]" office:value-type="float" office:value="15.0202562305304" calcext:value-type="float">
            <text:p>15.0202562305304</text:p>
          </table:table-cell>
          <table:table-cell table:formula="of:=[.F80]/[.F78]" office:value-type="float" office:value="9.95189445750288" calcext:value-type="float">
            <text:p>9.95189445750288</text:p>
          </table:table-cell>
          <table:table-cell table:formula="of:=[.G80]/[.G78]" office:value-type="float" office:value="8.83903521212422" calcext:value-type="float">
            <text:p>8.83903521212422</text:p>
          </table:table-cell>
          <table:table-cell table:formula="of:=[.H80]/[.H78]" office:value-type="float" office:value="7.26755858870839" calcext:value-type="float">
            <text:p>7.26755858870839</text:p>
          </table:table-cell>
          <table:table-cell table:formula="of:=[.I80]/[.I78]" office:value-type="float" office:value="5.16987064078447" calcext:value-type="float">
            <text:p>5.16987064078447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Hambur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hrgäste pro Tag</text:p>
          </table:table-cell>
          <table:table-cell table:number-columns-repeated="8"/>
          <table:table-cell table:number-columns-repeated="6" office:value-type="float" office:value="300000" calcext:value-type="float">
            <text:p>300000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Jährlicher eingesparter CO2-Ausstoß dank aller Pkw-Umsteiger</text:p>
          </table:table-cell>
          <table:table-cell table:number-columns-repeated="13"/>
          <table:table-cell table:style-name="ce7" table:formula="of:=[$Quellen.$B100]*[$Quellen.$B$17]*[.O86]" office:value-type="float" office:value="20064" calcext:value-type="float">
            <text:p>200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ährlicher eingesparter CO2-Ausstoß gesamt</text:p>
          </table:table-cell>
          <table:table-cell table:number-columns-repeated="8"/>
          <table:table-cell table:formula="of:=[$Quellen.$B$104]" office:value-type="float" office:value="18059" calcext:value-type="float">
            <text:p>18059</text:p>
          </table:table-cell>
          <table:table-cell table:formula="of:=[$Quellen.$B$104]" office:value-type="float" office:value="18059" calcext:value-type="float">
            <text:p>18059</text:p>
          </table:table-cell>
          <table:table-cell table:formula="of:=[$Quellen.$B$104]" office:value-type="float" office:value="18059" calcext:value-type="float">
            <text:p>18059</text:p>
          </table:table-cell>
          <table:table-cell table:formula="of:=[$Quellen.$B$104]" office:value-type="float" office:value="18059" calcext:value-type="float">
            <text:p>18059</text:p>
          </table:table-cell>
          <table:table-cell table:formula="of:=[$Quellen.$B$104]" office:value-type="float" office:value="18059" calcext:value-type="float">
            <text:p>18059</text:p>
          </table:table-cell>
          <table:table-cell table:style-name="ce7" table:formula="of:=[.O87]+[$Quellen.$B102]*[$Quellen.$B$19]" office:value-type="float" office:value="26139.67" calcext:value-type="float">
            <text:p>26139.67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formula="of:=[$Quellen.$B101]*[$Quellen.$B$16]*[.K$9]/[$Quellen.$B$12]+[$Quellen.$B101]*(1-[$Quellen.$B$16])" office:value-type="float" office:value="0" calcext:value-type="float">
            <text:p>0</text:p>
          </table:table-cell>
          <table:table-cell table:formula="of:=[$Quellen.$B101]*[$Quellen.$B$16]*[.L$9]/[$Quellen.$B$12]+[$Quellen.$B101]*(1-[$Quellen.$B$16])" office:value-type="float" office:value="0" calcext:value-type="float">
            <text:p>0</text:p>
          </table:table-cell>
          <table:table-cell table:formula="of:=[$Quellen.$B101]*[$Quellen.$B$16]*[.M$9]/[$Quellen.$B$12]+[$Quellen.$B101]*(1-[$Quellen.$B$16])" office:value-type="float" office:value="0" calcext:value-type="float">
            <text:p>0</text:p>
          </table:table-cell>
          <table:table-cell table:formula="of:=[$Quellen.$B101]*[$Quellen.$B$16]*[.N$9]/[$Quellen.$B$12]+[$Quellen.$B101]*(1-[$Quellen.$B$16])" office:value-type="float" office:value="0" calcext:value-type="float">
            <text:p>0</text:p>
          </table:table-cell>
          <table:table-cell table:formula="of:=[$Quellen.$B101]*[$Quellen.$B$16]*[.O$9]/[$Quellen.$B$12]+[$Quellen.$B101]*(1-[$Quellen.$B$1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2-Ausstoß Projekt gesamt</text:p>
          </table:table-cell>
          <table:table-cell table:number-columns-repeated="8"/>
          <table:table-cell table:formula="of:=[.J$12]*[$Quellen.$B103]+[.J89]" office:value-type="float" office:value="10193142.2413793" calcext:value-type="float">
            <text:p>10193142.2413793</text:p>
          </table:table-cell>
          <table:table-cell table:formula="of:=[.K$12]*[$Quellen.$B103]+[.K89]" office:value-type="float" office:value="6630050.41947617" calcext:value-type="float">
            <text:p>6630050.41947617</text:p>
          </table:table-cell>
          <table:table-cell table:formula="of:=[.L$12]*[$Quellen.$B103]+[.L89]" office:value-type="float" office:value="6033655.17241379" calcext:value-type="float">
            <text:p>6033655.17241379</text:p>
          </table:table-cell>
          <table:table-cell table:formula="of:=[.M$12]*[$Quellen.$B103]+[.M89]" office:value-type="float" office:value="2732935" calcext:value-type="float">
            <text:p>2732935</text:p>
          </table:table-cell>
          <table:table-cell table:formula="of:=[.N$12]*[$Quellen.$B103]+[.N89]" office:value-type="float" office:value="847317" calcext:value-type="float">
            <text:p>847317</text:p>
          </table:table-cell>
          <table:table-cell table:formula="of:=[.O$12]*[$Quellen.$B103]+[.O89]" office:value-type="float" office:value="847317" calcext:value-type="float">
            <text:p>8473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ahre zur Kompensation</text:p>
          </table:table-cell>
          <table:table-cell table:number-columns-repeated="8"/>
          <table:table-cell table:formula="of:=[.J90]/[.J88]" office:value-type="float" office:value="564.435585656975" calcext:value-type="float">
            <text:p>564.435585656975</text:p>
          </table:table-cell>
          <table:table-cell table:formula="of:=[.K90]/[.K88]" office:value-type="float" office:value="367.132754830066" calcext:value-type="float">
            <text:p>367.132754830066</text:p>
          </table:table-cell>
          <table:table-cell table:formula="of:=[.L90]/[.L88]" office:value-type="float" office:value="334.107933574051" calcext:value-type="float">
            <text:p>334.107933574051</text:p>
          </table:table-cell>
          <table:table-cell table:formula="of:=[.M90]/[.M88]" office:value-type="float" office:value="151.333684035661" calcext:value-type="float">
            <text:p>151.333684035661</text:p>
          </table:table-cell>
          <table:table-cell table:formula="of:=[.N90]/[.N88]" office:value-type="float" office:value="46.9193753806966" calcext:value-type="float">
            <text:p>46.9193753806966</text:p>
          </table:table-cell>
          <table:table-cell table:formula="of:=[.O90]/[.O88]" office:value-type="float" office:value="32.4149845809071" calcext:value-type="float">
            <text:p>32.4149845809071</text:p>
          </table:table-cell>
          <table:table-cell table:number-columns-repeated="1009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llen" table:style-name="ta1">
        <table:table-column table:style-name="co4" table:default-cell-style-name="ce4"/>
        <table:table-column table:style-name="co3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3">
          <table:table-cell table:style-name="ce2" office:value-type="string" calcext:value-type="string">
            <text:p>Beschreibung</text:p>
          </table:table-cell>
          <table:table-cell table:style-name="ce7" office:value-type="string" calcext:value-type="string">
            <text:p>Wert</text:p>
          </table:table-cell>
          <table:table-cell table:style-name="ce7" office:value-type="string" calcext:value-type="string">
            <text:p>Einheit</text:p>
          </table:table-cell>
          <table:table-cell table:style-name="ce7" office:value-type="string" calcext:value-type="string">
            <text:p>Quellen</text:p>
          </table:table-cell>
          <table:table-cell table:style-name="ce7" table:number-columns-repeated="1020"/>
        </table:table-row>
        <table:table-row table:style-name="ro4">
          <table:table-cell office:value-type="string" calcext:value-type="string">
            <text:p>CO2-Ausstoß aufgrund von Stahlbeton pro Kilometer Tunnel, Originalwerte aus Studie (falsch)</text:p>
          </table:table-cell>
          <table:table-cell table:formula="of:=(10954.7+727.6+1000+22875.8)*1.25+28215.9+1036.3" office:value-type="float" office:value="73699.825" calcext:value-type="float">
            <text:p>73699.825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9, https://klimabilanz-ubahn-tram.de/download/klimabilanz-ubahn-tram.pdf 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O2-Ausstoß aufgrund von Berliner Verbau und „Abbruch von Leitungen und Neubau an anderer Stelle“, Originalwerte aus Studie</text:p>
          </table:table-cell>
          <table:table-cell table:formula="of:=8394.1+4000" office:value-type="float" office:value="12394.1" calcext:value-type="float">
            <text:p>12394.1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9, https://klimabilanz-ubahn-tram.de/download/klimabilanz-ubahn-tram.pdf 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CO2-Ausstoß aufgrund von Berliner Verbau und „Abbruch von Leitungen und Neubau an anderer Stelle“, reduziert, da: 1. Berliner Verbau potenziell wiederverwendet werden kann. 2. der relative CO2-Abdruck von Holz unklar ist. 3. Vermutlich nicht rund 2.5 Kilometer großer Abwasserrohre pro Kilometer Tunnel verlegt werden müssen. Pausch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CO2/km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2-Ausstoß übrige Ursachen pro Kilometer Tunnel, Originalwerte aus Studie</text:p>
          </table:table-cell>
          <table:table-cell table:formula="of:=(205.4+61.1+15.9+62.5+500+500+1000+428.3+178.5)*1.25+4000+250+535.4+200.8+73.2+1200+800+730.8+428.4+800" office:value-type="float" office:value="12708.225" calcext:value-type="float">
            <text:p>12708.225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9, https://klimabilanz-ubahn-tram.de/download/klimabilanz-ubahn-tram.pdf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CO2-Ausstoß gesamt pro Kilometer Tunnel, Originalwert aus Studie (falsch) mit Rundungsdifferenzen</text:p>
          </table:table-cell>
          <table:table-cell table:formula="of:=[.B2]+[.B3]+[.B5]" office:value-type="float" office:value="98802.15" calcext:value-type="float">
            <text:p>98802.15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9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2-Ausstoß gesamt pro Kilometer Tunnel, weitere Quellen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5, http://web.archive.org/web/20210928115120/media-mediatheque.societedugrandparis.fr/permalinks/domain1/2019/10/29/1360-Methodologie_Carboptimum_-_version_francaise_-_resume.pdf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2-Ausstoß gesamt pro Kilometer Tunnel, weitere Quellen</text:p>
          </table:table-cell>
          <table:table-cell table:formula="of:=850000/47" office:value-type="float" office:value="18085.1063829787" calcext:value-type="float">
            <text:p>18085.1063829787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11, <text:a xlink:href="https://www.krbe.gmbh/.cm4all/uproc.php/0/Holistic-Assessment-Transportation-Systems.pdf?cdp=a&amp;_=17f9d4c8ce2" xlink:type="simple">https://www.krbe.gmbh/.cm4all/uproc.php/0/Holistic-Assessment-Transportation-Systems.pdf?cdp=a&amp;_=17f9d4c8ce2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2-Ausstoß gesamt pro Kilometer Tunnel, weitere Quellen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https://www.umstieg-21.de/assets/files/thg-endbericht_s21_251017.pd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O2-Ausstoß pro Kubikmeter Stahlbeton, Originalwert aus Studie (falsch)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S. 8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2-Ausstoß pro Kubikmeter Stahlbeton, weitere Quellen</text:p>
          </table:table-cell>
          <table:table-cell table:formula="of:=0.2265/(0.07/7.85+0.93/2.4)*1000" office:value-type="float" office:value="571.367744527013" calcext:value-type="float">
            <text:p>571.367744527013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https://www.umstieg-21.de/assets/files/thg-endbericht_s21_251017.pdf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2-Ausstoß pro Kubikmeter Stahlbeton, weitere Quelle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<text:span text:style-name="T1">S. 94, </text:span><text:span text:style-name="T1"><text:a xlink:href="http://www.enquetepubliquelignerouge15sud.fr/assets/files/DEP21.pdf" xlink:type="simple">http://www.enquetepubliquelignerouge15sud.fr/assets/files/DEP21.pdf</text:a></text:span><text:span text:style-name="T1">, </text:span><text:span text:style-name="T1"><text:a xlink:href="https://sedl.at/Stahlbeton" xlink:type="simple">https://sedl.at/Stahlbeton</text:a>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Anteil Stahlbeton am Gesamtausstoß CO2 pro Kilometer Tunnel</text:p>
          </table:table-cell>
          <table:table-cell table:formula="of:=[.B2]/([.B2]+[.B3]+[.B5])" office:value-type="float" office:value="0.74593341339232" calcext:value-type="float">
            <text:p>0.74593341339232</text:p>
          </table:table-cell>
          <table:table-cell/>
          <table:table-cell office:value-type="string" calcext:value-type="string">
            <text:p>S. 9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teil Pkw-Umsteiger an Fahrgastaufkommen, Originalwert aus Studie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ährlicher eingesparter CO2-Ausstoß pro Pkw-Umsteiger</text:p>
          </table:table-cell>
          <table:table-cell table:formula="of:=0.418/1.25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office:value-type="string" calcext:value-type="string">
            <text:p>S. 22, https://klimabilanz-ubahn-tram.de/download/klimabilanz-ubahn-tram.pdf 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Jährlicher eingesparter CO2-Ausstoß durch eingesparte Buslinien pro Kilometer U-Bahn-Tunnel, Originalwert aus Studie</text:p>
          </table:table-cell>
          <table:table-cell table:formula="of:=97.21072*2.5" office:value-type="float" office:value="243.0268" calcext:value-type="float">
            <text:p>243.0268</text:p>
          </table:table-cell>
          <table:table-cell office:value-type="string" calcext:value-type="string">
            <text:p>tCO2/km/Jahr</text:p>
          </table:table-cell>
          <table:table-cell office:value-type="string" calcext:value-type="string">
            <text:p>S. 22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chte Stahl, Originalwert aus Studie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S. 8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chte reiner Beton, Originalwert aus Stud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S. 8, https://klimabilanz-ubahn-tram.de/download/klimabilanz-ubahn-tram.pdf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O2-Ausstoß pro Tonne Stahl, Originalwert aus Studi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kgCO2/kg</text:p>
          </table:table-cell>
          <table:table-cell office:value-type="string" calcext:value-type="string">
            <text:p>S. 7, https://klimabilanz-ubahn-tram.de/download/klimabilanz-ubahn-tram.pdf 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O2-Ausstoß pro Tonne Stahl hergestellt im Elektrostahlverfahren, Betonstahl wird zu nahezu 100% im Elektrostahlverfahren hergestellt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kgCO2/kg</text:p>
          </table:table-cell>
          <table:table-cell office:value-type="string" calcext:value-type="string">
            <text:p>S. 36, https://web.archive.org/web/20200625202723/https://mediatum.ub.tum.de/doc/1295092/document.pd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O2-Ausstoß pro Kubikmeter reinem Beton, Originalwert aus Studie</text:p>
          </table:table-cell>
          <table:table-cell office:value-type="float" office:value="329.88" calcext:value-type="float">
            <text:p>329.88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S. 7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2-Ausstoß pro Kubikmeter reinem Beton, Niedrigemissionsbeton</text:p>
          </table:table-cell>
          <table:table-cell table:formula="of:=0.4*500" office:value-type="float" office:value="200" calcext:value-type="float">
            <text:p>200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https://www.leube.eu/news-detail/die-co2-bilanz-hat-einen-rechenfehl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O2-Ausstoß pro Kubikmeter reinem Beton, Niedrigemissionsbeton + Rekarbonatisierung</text:p>
          </table:table-cell>
          <table:table-cell table:formula="of:=0.4*500*0.75" office:value-type="float" office:value="150" calcext:value-type="float">
            <text:p>150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https://authors.library.caltech.edu/72406/2/ngeo2840-s1.pdf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elativer Zuschlag für Schalung herstellen, Bewehrung flechten, …, Originalwert aus Studie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S. 7, https://klimabilanz-ubahn-tram.de/download/klimabilanz-ubahn-tram.pdf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kg Stahl pro Kubikmeter Stahlbeton, Originalwert aus Studie (zu hoch)</text:p>
          </table:table-cell>
          <table:table-cell table:formula="of:=0.08*[.B20]" office:value-type="float" office:value="628" calcext:value-type="float">
            <text:p>628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S. 7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g Stahl pro Kubikmeter Stahlbeton, plausibler Wer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S. 71, https://diglib.tugraz.at/download.php?id=576a7195cc9f9&amp;location=browse; S. 11, https://www.umstieg-21.de/assets/files/thg-endbericht_s21_251017.pdf; S. 51, https://christianhofstadler.at/wp-content/uploads/2011/06/Kalkulation-Stahlbetonarbeiten-Hofstadler-2011.pdf; S. 94 u. 96, <text:a xlink:href="http://www.enquetepubliquelignerouge15sud.fr/assets/files/DEP21.pdf" xlink:type="simple">http://www.enquetepubliquelignerouge15sud.fr/assets/files/DEP21.pdf</text:a>, <text:a xlink:href="https://sedl.at/Stahlbeton" xlink:type="simple">https://sedl.at/Stahlbeton</text:a>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2" office:value-type="string" calcext:value-type="string">
            <text:p>U9 Nord</text:p>
          </table:table-cell>
          <table:table-cell table:style-name="ce7" table:number-columns-repeated="1023"/>
        </table:table-row>
        <table:table-row table:style-name="ro3">
          <table:table-cell office:value-type="string" calcext:value-type="string">
            <text:p>Fahrgäste pro Tag, Originalwert aus Studie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usätzlicher CO2-Ausstoß, Originalwerte aus Studie</text:p>
          </table:table-cell>
          <table:table-cell table:formula="of:=25000+17500+13000" office:value-type="float" office:value="55500" calcext:value-type="float">
            <text:p>55500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, Originalwerte aus Studie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 im Tunnel, Originalwerte aus Studie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U7 Süd</text:p>
          </table:table-cell>
          <table:table-cell table:style-name="ce7" table:number-columns-repeated="1023"/>
        </table:table-row>
        <table:table-row table:style-name="ro3">
          <table:table-cell office:value-type="string" calcext:value-type="string">
            <text:p>Fahrgäste pro Tag, Originalwert aus Studie</text:p>
          </table:table-cell>
          <table:table-cell office:value-type="float" office:value="38000" calcext:value-type="float">
            <text:p>38000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hrgäste pro Tag, andere Quellen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https://www.berlin.de/sen/uvk/presse/pressemitteilungen/2021/pressemitteilung.1053517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ährlicher eingesparter CO2-Ausstoß pro Pkw-Umsteiger</text:p>
          </table:table-cell>
          <table:table-cell table:formula="of:=[.$B$18]*1.25" office:value-type="float" office:value="0.418" calcext:value-type="float">
            <text:p>0.418</text:p>
          </table:table-cell>
          <table:table-cell office:value-type="string" calcext:value-type="string">
            <text:p>tCO2/Person/Jahr</text:p>
          </table:table-cell>
          <table:table-cell office:value-type="string" calcext:value-type="string">
            <text:p>S. 11 x6), https://klimabilanz-ubahn-tram.de/download/klimabilanz-ubahn-tram.pdf 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Zusätzlicher CO2-Ausstoß, oberirdische Strecke (71001 tCO2) wird hier vereinfachend als zusätzlicher CO2-Ausstoß angenommen</text:p>
          </table:table-cell>
          <table:table-cell table:formula="of:=13000+17500+71001" office:value-type="float" office:value="101501" calcext:value-type="float">
            <text:p>101501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, Originalwerte aus Studie</text:p>
          </table:table-cell>
          <table:table-cell table:formula="of:=5.1+3.7" office:value-type="float" office:value="8.8" calcext:value-type="float">
            <text:p>8.8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 im Tunnel, Originalwerte aus Studie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U3 Süd</text:p>
          </table:table-cell>
          <table:table-cell table:style-name="ce7" table:number-columns-repeated="1023"/>
        </table:table-row>
        <table:table-row table:style-name="ro3">
          <table:table-cell office:value-type="string" calcext:value-type="string">
            <text:p>Fahrgäste pro Tag, Originalwert aus Studie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hrgäste pro Tag, andere Quelle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https://www.tagesspiegel.de/berlin/berliner-u3-konnte-2030-bis-zum-mexikoplatz-fahren-5397097.htm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usätzlicher CO2-Ausstoß, Originalwerte aus Stud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, Originalwerte aus Studi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 im Tunnel, Originalwerte aus Studi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U8 Nord</text:p>
          </table:table-cell>
          <table:table-cell table:style-name="ce7" table:number-columns-repeated="1023"/>
        </table:table-row>
        <table:table-row table:style-name="ro3">
          <table:table-cell office:value-type="string" calcext:value-type="string">
            <text:p>Fahrgäste pro Tag, Originalwert aus Studie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hrgäste pro Tag, andere Quellen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string" calcext:value-type="string">
            <text:p>https://www.berlin.de/sen/uvk/presse/pressemitteilungen/2021/pressemitteilung.1053517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usätzlicher CO2-Ausstoß, Originalwerte aus Studie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, Originalwerte aus Studie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 im Tunnel, Originalwerte aus Studie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U6 Nord</text:p>
          </table:table-cell>
          <table:table-cell table:style-name="ce7" table:number-columns-repeated="1023"/>
        </table:table-row>
        <table:table-row table:style-name="ro3">
          <table:table-cell office:value-type="string" calcext:value-type="string">
            <text:p>Fahrgäste pro Tag, Originalwert aus Studie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hrgäste pro Tag, andere Quelle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https://www.berlin.de/sen/uvk/presse/pressemitteilungen/2021/pressemitteilung.1053517.ph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usätzlicher CO2-Ausstoß, Originalwerte aus Studie</text:p>
          </table:table-cell>
          <table:table-cell table:formula="of:=13000+26250" office:value-type="float" office:value="39250" calcext:value-type="float">
            <text:p>39250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, Originalwerte aus Studie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 im Tunnel, Originalwerte aus Studie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, andere Quellen, etw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https://de.wikipedia.org/wiki/U-Bahn-Linie_U6_(Berlin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U5 Lückenschluss</text:p>
          </table:table-cell>
          <table:table-cell table:style-name="ce7" table:number-columns-repeated="1023"/>
        </table:table-row>
        <table:table-row table:style-name="ro3">
          <table:table-cell office:value-type="string" calcext:value-type="string">
            <text:p>Fahrgäste pro Tag</text:p>
          </table:table-cell>
          <table:table-cell office:value-type="float" office:value="155000" calcext:value-type="float">
            <text:p>155000</text:p>
          </table:table-cell>
          <table:table-cell/>
          <table:table-cell office:value-type="string" calcext:value-type="string">
            <text:p>https://www.projekt-u5.de/de/die-neue-u5/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hrgäste pro Tag</text:p>
          </table:table-cell>
          <table:table-cell office:value-type="float" office:value="155000" calcext:value-type="float">
            <text:p>155000</text:p>
          </table:table-cell>
          <table:table-cell/>
          <table:table-cell office:value-type="string" calcext:value-type="string">
            <text:p>https://www.projekt-u5.de/de/die-neue-u5/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usätzlicher CO2-Ausstoß, Originalwerte aus Stud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O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änge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https://www.projekt-u5.de/de/die-neue-u5/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änge im Tunnel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https://www.projekt-u5.de/de/die-neue-u5/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Hamburg U5 Gesamt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Fahrgäste pro Tag</text:p>
          </table:table-cell>
          <table:table-cell office:value-type="float" office:value="270000" calcext:value-type="float">
            <text:p>27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hrgäste pro Tag</text:p>
          </table:table-cell>
          <table:table-cell office:value-type="float" office:value="270000" calcext:value-type="float">
            <text:p>27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usätzlicher CO2-Ausstoß, Originalwerte aus Stud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O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änge, Originalwerte aus Stud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änge im Tunnel, Originalwerte aus Stud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ährlicher eingesparter CO2-Ausstoß gesamt, Privatstudie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41, https://www.abendblatt.de/bin/incoming/article233469503/U5-U-Bahn-Hamburg-Studie-Eine-umweltfreundliche-U-Bahn-f%C3%BCr-Hamburg_15092021_HA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e Emissionen, LPI-Studie</text:p>
          </table:table-cell>
          <table:table-cell office:value-type="float" office:value="2732935" calcext:value-type="float">
            <text:p>2732935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43, https://www.hochbahn.de/resource/blob/33768/067e583a2d2751ec94412caaf785b070/u5-d-klima-summary-data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e Emissionen Reduktionsszenario, LPI-Studie</text:p>
          </table:table-cell>
          <table:table-cell office:value-type="float" office:value="847317" calcext:value-type="float">
            <text:p>847317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43, https://www.hochbahn.de/resource/blob/33768/067e583a2d2751ec94412caaf785b070/u5-d-klima-summary-data.pd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amburg U5 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änge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2, https://www.abendblatt.de/bin/incoming/article233469503/U5-U-Bahn-Hamburg-Studie-Eine-umweltfreundliche-U-Bahn-f%C3%BCr-Hamburg_15092021_HA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samtmasse Beton, Privatstudie</text:p>
          </table:table-cell>
          <table:table-cell office:value-type="float" office:value="1828130" calcext:value-type="float">
            <text:p>1828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. 14, https://www.abendblatt.de/bin/incoming/article233469503/U5-U-Bahn-Hamburg-Studie-Eine-umweltfreundliche-U-Bahn-f%C3%BCr-Hamburg_15092021_HA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e Emissionen, Privatstudie</text:p>
          </table:table-cell>
          <table:table-cell office:value-type="float" office:value="2364809" calcext:value-type="float">
            <text:p>2364809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5, https://www.abendblatt.de/bin/incoming/article233469503/U5-U-Bahn-Hamburg-Studie-Eine-umweltfreundliche-U-Bahn-f%C3%BCr-Hamburg_15092021_HA.pd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Emissionen pro Tonne (Stahl?)Beton, Privatstudie</text:p>
          </table:table-cell>
          <table:table-cell office:value-type="float" office:value="0.587" calcext:value-type="float">
            <text:p>0.587</text:p>
          </table:table-cell>
          <table:table-cell office:value-type="string" calcext:value-type="string">
            <text:p>tCO2/t</text:p>
          </table:table-cell>
          <table:table-cell office:value-type="string" calcext:value-type="string">
            <text:p>S. 12, https://www.abendblatt.de/bin/incoming/article233469503/U5-U-Bahn-Hamburg-Studie-Eine-umweltfreundliche-U-Bahn-f%C3%BCr-Hamburg_15092021_HA.pd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Emissionen pro Kubikmeter Stahlbeton, laut Stuv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S. 21, https://www.hochbahn.de/resource/blob/33778/b42fbde8497ebf87b301bb283a7ce811/gutachten-zur-u5-reduktionsstrategie-stuva-data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e Emissionen Beton+Stahl, Privatstudie</text:p>
          </table:table-cell>
          <table:table-cell table:formula="of:=1073113+117887" office:value-type="float" office:value="1191000" calcext:value-type="float">
            <text:p>1191000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9, https://www.hochbahn.de/resource/blob/33778/b42fbde8497ebf87b301bb283a7ce811/gutachten-zur-u5-reduktionsstrategie-stuva-data.pdf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mme Emissionen Beton+Stahl, korrigiert nach Stuva</text:p>
          </table:table-cell>
          <table:table-cell office:value-type="float" office:value="225999" calcext:value-type="float">
            <text:p>225999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22, https://www.hochbahn.de/resource/blob/33778/b42fbde8497ebf87b301bb283a7ce811/gutachten-zur-u5-reduktionsstrategie-stuva-data.pdf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 style:data-style-name="N2" text:time-value="14:20:39.565387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5T15:40:41.643967573</meta:creation-date>
    <dc:date>2022-11-14T22:13:42.478501939</dc:date>
    <meta:editing-duration>PT10H18M31S</meta:editing-duration>
    <meta:editing-cycles>10</meta:editing-cycles>
    <meta:generator>LibreOffice/6.4.7.2$Linux_X86_64 LibreOffice_project/40$Build-2</meta:generator>
    <meta:document-statistic meta:table-count="2" meta:cell-count="757" meta:object-count="0"/>
  </office:meta>
</office:document-meta>
</file>